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13.0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4.22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39.79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38.14mm"/>
    </style:style>
    <style:style style:name="co1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2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20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120">
      <style:text-properties fo:font-weight="bold" style:font-weight-asian="bold" style:font-weight-complex="bold"/>
    </style:style>
    <style:style style:name="ce12" style:family="table-cell" style:parent-style-name="Default" style:data-style-name="N120"/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4" table:default-cell-style-name="ce5"/>
        <table:table-column table:style-name="co9" table:default-cell-style-name="Default"/>
        <table:table-column table:style-name="co10" table:default-cell-style-name="ce7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$</text:p>
          </table:table-cell>
          <table:table-cell table:style-name="ce1" office:value-type="string" calcext:value-type="string">
            <text:p>km/h</text:p>
          </table:table-cell>
          <table:table-cell table:style-name="ce2" office:value-type="string" calcext:value-type="string">
            <text:p>$/km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pax</text:p>
          </table:table-cell>
          <table:table-cell table:style-name="ce1" office:value-type="string" calcext:value-type="string">
            <text:p>mail</text:p>
          </table:table-cell>
          <table:table-cell table:style-name="ce4" office:value-type="string" calcext:value-type="string">
            <text:p>$/km/kW</text:p>
          </table:table-cell>
          <table:table-cell table:style-name="ce4" office:value-type="string" calcext:value-type="string">
            <text:p>$/km/kN</text:p>
          </table:table-cell>
          <table:table-cell table:style-name="ce4" office:value-type="string" calcext:value-type="string">
            <text:p>$/km/pax</text:p>
          </table:table-cell>
          <table:table-cell table:style-name="ce4" office:value-type="string" calcext:value-type="string">
            <text:p>$/km/mail</text:p>
          </table:table-cell>
          <table:table-cell table:style-name="ce1" office:value-type="string" calcext:value-type="string">
            <text:p>length</text:p>
          </table:table-cell>
          <table:table-cell table:style-name="ce6" office:value-type="string" calcext:value-type="string">
            <text:p>traction</text:p>
          </table:table-cell>
          <table:table-cell table:style-name="ce1" office:value-type="string" calcext:value-type="string">
            <text:p>t/axle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ER Tyneside (2x)</text:p>
          </table:table-cell>
          <table:table-cell office:value-type="float" office:value="7560" calcext:value-type="float">
            <text:p>7560,00</text:p>
          </table:table-cell>
          <table:table-cell office:value-type="float" office:value="90" calcext:value-type="float">
            <text:p>90</text:p>
          </table:table-cell>
          <table:table-cell office:value-type="float" office:value="1.18" calcext:value-type="float">
            <text:p>1,18</text:p>
          </table:table-cell>
          <table:table-cell office:value-type="float" office:value="640" calcext:value-type="float">
            <text:p>640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D3]/[.E3]" office:value-type="float" office:value="0.00184375" calcext:value-type="float">
            <text:p>0,001843750</text:p>
          </table:table-cell>
          <table:table-cell table:formula="of:=[.D3]/[.F3]" office:value-type="float" office:value="0.00842857142857143" calcext:value-type="float">
            <text:p>0,008428571</text:p>
          </table:table-cell>
          <table:table-cell table:formula="of:=[.D3]/[.G3]" office:value-type="float" office:value="0.004609375" calcext:value-type="float">
            <text:p>0,004609375</text:p>
          </table:table-cell>
          <table:table-cell table:formula="of:=[.D3]/[.H3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2-BIL (2x)</text:p>
          </table:table-cell>
          <table:table-cell table:formula="of:=3628.8*2" office:value-type="float" office:value="7257.6" calcext:value-type="float">
            <text:p>7257,60</text:p>
          </table:table-cell>
          <table:table-cell office:value-type="float" office:value="120" calcext:value-type="float">
            <text:p>120</text:p>
          </table:table-cell>
          <table:table-cell table:formula="of:=1.59*2" office:value-type="float" office:value="3.18" calcext:value-type="float">
            <text:p>3,18</text:p>
          </table:table-cell>
          <table:table-cell table:formula="of:=410*2" office:value-type="float" office:value="820" calcext:value-type="float">
            <text:p>820</text:p>
          </table:table-cell>
          <table:table-cell table:formula="of:=31*2" office:value-type="float" office:value="62" calcext:value-type="float">
            <text:p>62</text:p>
          </table:table-cell>
          <table:table-cell table:formula="of:=108*2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[.D4]/[.E4]" office:value-type="float" office:value="0.0038780487804878" calcext:value-type="float">
            <text:p>0,003878049</text:p>
          </table:table-cell>
          <table:table-cell table:formula="of:=[.D4]/[.F4]" office:value-type="float" office:value="0.0512903225806452" calcext:value-type="float">
            <text:p>0,051290323</text:p>
          </table:table-cell>
          <table:table-cell table:formula="of:=[.D4]/[.G4]" office:value-type="float" office:value="0.0147222222222222" calcext:value-type="float">
            <text:p>0,014722222</text:p>
          </table:table-cell>
          <table:table-cell table:formula="of:=[.D4]/[.H4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2-HAL (2x)</text:p>
          </table:table-cell>
          <table:table-cell office:value-type="float" office:value="7000" calcext:value-type="float">
            <text:p>7000,00</text:p>
          </table:table-cell>
          <table:table-cell office:value-type="float" office:value="120" calcext:value-type="float">
            <text:p>120</text:p>
          </table:table-cell>
          <table:table-cell office:value-type="float" office:value="3.12" calcext:value-type="float">
            <text:p>3,12</text:p>
          </table:table-cell>
          <table:table-cell office:value-type="float" office:value="820" calcext:value-type="float">
            <text:p>820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[.D5]/[.E5]" office:value-type="float" office:value="0.00380487804878049" calcext:value-type="float">
            <text:p>0,003804878</text:p>
          </table:table-cell>
          <table:table-cell table:formula="of:=[.D5]/[.F5]" office:value-type="float" office:value="0.0503225806451613" calcext:value-type="float">
            <text:p>0,050322581</text:p>
          </table:table-cell>
          <table:table-cell table:formula="of:=[.D5]/[.G5]" office:value-type="float" office:value="0.0116417910447761" calcext:value-type="float">
            <text:p>0,011641791</text:p>
          </table:table-cell>
          <table:table-cell table:formula="of:=[.D5]/[.H5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4-COR PAX</text:p>
          </table:table-cell>
          <table:table-cell office:value-type="float" office:value="8064" calcext:value-type="float">
            <text:p>8064,00</text:p>
          </table:table-cell>
          <table:table-cell office:value-type="float" office:value="120" calcext:value-type="float">
            <text:p>120</text:p>
          </table:table-cell>
          <table:table-cell office:value-type="float" office:value="3.44" calcext:value-type="float">
            <text:p>3,44</text:p>
          </table:table-cell>
          <table:table-cell office:value-type="float" office:value="672" calcext:value-type="float">
            <text:p>672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D6]/[.E6]" office:value-type="float" office:value="0.00511904761904762" calcext:value-type="float">
            <text:p>0,005119048</text:p>
          </table:table-cell>
          <table:table-cell table:formula="of:=[.D6]/[.F6]" office:value-type="float" office:value="0.0554838709677419" calcext:value-type="float">
            <text:p>0,055483871</text:p>
          </table:table-cell>
          <table:table-cell table:formula="of:=[.D6]/[.G6]" office:value-type="float" office:value="0.0143333333333333" calcext:value-type="float">
            <text:p>0,014333333</text:p>
          </table:table-cell>
          <table:table-cell table:formula="of:=[.D6]/[.H6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4-COR BUF</text:p>
          </table:table-cell>
          <table:table-cell office:value-type="float" office:value="8196" calcext:value-type="float">
            <text:p>8196,00</text:p>
          </table:table-cell>
          <table:table-cell office:value-type="float" office:value="120" calcext:value-type="float">
            <text:p>120</text:p>
          </table:table-cell>
          <table:table-cell office:value-type="float" office:value="3.79" calcext:value-type="float">
            <text:p>3,79</text:p>
          </table:table-cell>
          <table:table-cell office:value-type="float" office:value="672" calcext:value-type="float">
            <text:p>672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00563988095238095" calcext:value-type="float">
            <text:p>0,005639881</text:p>
          </table:table-cell>
          <table:table-cell table:formula="of:=[.D7]/[.F7]" office:value-type="float" office:value="0.0611290322580645" calcext:value-type="float">
            <text:p>0,061129032</text:p>
          </table:table-cell>
          <table:table-cell table:formula="of:=[.D7]/[.G7]" office:value-type="float" office:value="0.0182211538461538" calcext:value-type="float">
            <text:p>0,018221154</text:p>
          </table:table-cell>
          <table:table-cell table:formula="of:=[.D7]/[.H7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4-COR RES</text:p>
          </table:table-cell>
          <table:table-cell office:value-type="float" office:value="8304" calcext:value-type="float">
            <text:p>8304,00</text:p>
          </table:table-cell>
          <table:table-cell office:value-type="float" office:value="120" calcext:value-type="float">
            <text:p>120</text:p>
          </table:table-cell>
          <table:table-cell office:value-type="float" office:value="3.99" calcext:value-type="float">
            <text:p>3,99</text:p>
          </table:table-cell>
          <table:table-cell office:value-type="float" office:value="672" calcext:value-type="float">
            <text:p>672</text:p>
          </table:table-cell>
          <table:table-cell office:value-type="float" office:value="62" calcext:value-type="float">
            <text:p>6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D8]/[.E8]" office:value-type="float" office:value="0.0059375" calcext:value-type="float">
            <text:p>0,005937500</text:p>
          </table:table-cell>
          <table:table-cell table:formula="of:=[.D8]/[.F8]" office:value-type="float" office:value="0.0643548387096774" calcext:value-type="float">
            <text:p>0,064354839</text:p>
          </table:table-cell>
          <table:table-cell table:formula="of:=[.D8]/[.G8]" office:value-type="float" office:value="0.0201515151515152" calcext:value-type="float">
            <text:p>0,020151515</text:p>
          </table:table-cell>
          <table:table-cell table:formula="of:=[.D8]/[.H8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4-SUB</text:p>
          </table:table-cell>
          <table:table-cell office:value-type="float" office:value="6532.8" calcext:value-type="float">
            <text:p>6532,80</text:p>
          </table:table-cell>
          <table:table-cell office:value-type="float" office:value="120" calcext:value-type="float">
            <text:p>120</text:p>
          </table:table-cell>
          <table:table-cell office:value-type="float" office:value="3.18" calcext:value-type="float">
            <text:p>3,18</text:p>
          </table:table-cell>
          <table:table-cell office:value-type="float" office:value="824" calcext:value-type="float">
            <text:p>824</text:p>
          </table:table-cell>
          <table:table-cell office:value-type="float" office:value="70" calcext:value-type="float">
            <text:p>7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[.D9]/[.E9]" office:value-type="float" office:value="0.00385922330097087" calcext:value-type="float">
            <text:p>0,003859223</text:p>
          </table:table-cell>
          <table:table-cell table:formula="of:=[.D9]/[.F9]" office:value-type="float" office:value="0.0454285714285714" calcext:value-type="float">
            <text:p>0,045428571</text:p>
          </table:table-cell>
          <table:table-cell table:formula="of:=[.D9]/[.G9]" office:value-type="float" office:value="0.00832460732984293" calcext:value-type="float">
            <text:p>0,008324607</text:p>
          </table:table-cell>
          <table:table-cell table:formula="of:=[.D9]/[.H9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 4DD</text:p>
          </table:table-cell>
          <table:table-cell office:value-type="float" office:value="6805" calcext:value-type="float">
            <text:p>6805,0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3.78" calcext:value-type="float">
            <text:p>3,78</text:p>
          </table:table-cell>
          <table:table-cell office:value-type="float" office:value="746" calcext:value-type="float">
            <text:p>746</text:p>
          </table:table-cell>
          <table:table-cell office:value-type="float" office:value="70" calcext:value-type="float">
            <text:p>7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[.D10]/[.E10]" office:value-type="float" office:value="0.00506702412868633" calcext:value-type="float">
            <text:p>0,005067024</text:p>
          </table:table-cell>
          <table:table-cell table:formula="of:=[.D10]/[.F10]" office:value-type="float" office:value="0.054" calcext:value-type="float">
            <text:p>0,054000000</text:p>
          </table:table-cell>
          <table:table-cell table:formula="of:=[.D10]/[.G10]" office:value-type="float" office:value="0.00684782608695652" calcext:value-type="float">
            <text:p>0,006847826</text:p>
          </table:table-cell>
          <table:table-cell table:formula="of:=[.D10]/[.H10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 415/6 „2/4-EPB“</text:p>
          </table:table-cell>
          <table:table-cell office:value-type="float" office:value="7162.5" calcext:value-type="float">
            <text:p>7162,50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,10</text:p>
          </table:table-cell>
          <table:table-cell office:value-type="float" office:value="746" calcext:value-type="float">
            <text:p>746</text:p>
          </table:table-cell>
          <table:table-cell office:value-type="float" office:value="132" calcext:value-type="float">
            <text:p>13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D11]/[.E11]" office:value-type="float" office:value="0.00415549597855228" calcext:value-type="float">
            <text:p>0,004155496</text:p>
          </table:table-cell>
          <table:table-cell table:formula="of:=[.D11]/[.F11]" office:value-type="float" office:value="0.0234848484848485" calcext:value-type="float">
            <text:p>0,023484848</text:p>
          </table:table-cell>
          <table:table-cell table:formula="of:=[.D11]/[.G11]" office:value-type="float" office:value="0.00794871794871795" calcext:value-type="float">
            <text:p>0,007948718</text:p>
          </table:table-cell>
          <table:table-cell table:formula="of:=[.D11]/[.H11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WCR 1940 Tube</text:p>
          </table:table-cell>
          <table:table-cell office:value-type="float" office:value="2400" calcext:value-type="float">
            <text:p>2400,0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0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D15]/[.E15]" office:value-type="float" office:value="0.00141342756183746" calcext:value-type="float">
            <text:p>0,001413428</text:p>
          </table:table-cell>
          <table:table-cell table:formula="of:=[.D15]/[.F15]" office:value-type="float" office:value="0.008" calcext:value-type="float">
            <text:p>0,008000000</text:p>
          </table:table-cell>
          <table:table-cell table:formula="of:=[.D15]/[.G15]" office:value-type="float" office:value="0.00454545454545455" calcext:value-type="float">
            <text:p>0,004545455</text:p>
          </table:table-cell>
          <table:table-cell table:formula="of:=[.D15]/[.H15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L 1938 Tube</text:p>
          </table:table-cell>
          <table:table-cell office:value-type="float" office:value="3840" calcext:value-type="float">
            <text:p>3840,0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,00</text:p>
          </table:table-cell>
          <table:table-cell office:value-type="float" office:value="660" calcext:value-type="float">
            <text:p>660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D16]/[.E16]" office:value-type="float" office:value="0.00303030303030303" calcext:value-type="float">
            <text:p>0,003030303</text:p>
          </table:table-cell>
          <table:table-cell table:formula="of:=[.D16]/[.F16]" office:value-type="float" office:value="0.0130718954248366" calcext:value-type="float">
            <text:p>0,013071895</text:p>
          </table:table-cell>
          <table:table-cell table:formula="of:=[.D16]/[.G16]" office:value-type="float" office:value="0.0121951219512195" calcext:value-type="float">
            <text:p>0,012195122</text:p>
          </table:table-cell>
          <table:table-cell table:formula="of:=[.D16]/[.H16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L R (not tube)</text:p>
          </table:table-cell>
          <table:table-cell office:value-type="float" office:value="4812.5" calcext:value-type="float">
            <text:p>4812,50</text:p>
          </table:table-cell>
          <table:table-cell office:value-type="float" office:value="72" calcext:value-type="float">
            <text:p>72</text:p>
          </table:table-cell>
          <table:table-cell office:value-type="float" office:value="2.25" calcext:value-type="float">
            <text:p>2,25</text:p>
          </table:table-cell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D17]/[.E17]" office:value-type="float" office:value="0.00255681818181818" calcext:value-type="float">
            <text:p>0,002556818</text:p>
          </table:table-cell>
          <table:table-cell table:formula="of:=[.D17]/[.F17]" office:value-type="float" office:value="0.01125" calcext:value-type="float">
            <text:p>0,011250000</text:p>
          </table:table-cell>
          <table:table-cell table:formula="of:=[.D17]/[.G17]" office:value-type="float" office:value="0.0133928571428571" calcext:value-type="float">
            <text:p>0,013392857</text:p>
          </table:table-cell>
          <table:table-cell table:formula="of:=[.D17]/[.H17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rai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J&amp;A</text:p>
          </table:table-cell>
          <table:table-cell office:value-type="float" office:value="5986.8" calcext:value-type="float">
            <text:p>5986,80</text:p>
          </table:table-cell>
          <table:table-cell office:value-type="float" office:value="97" calcext:value-type="float">
            <text:p>97</text:p>
          </table:table-cell>
          <table:table-cell office:value-type="float" office:value="3.54" calcext:value-type="float">
            <text:p>3,54</text:p>
          </table:table-cell>
          <table:table-cell office:value-type="float" office:value="978" calcext:value-type="float">
            <text:p>978</text:p>
          </table:table-cell>
          <table:table-cell office:value-type="float" office:value="63" calcext:value-type="float">
            <text:p>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D19]/[.E19]" office:value-type="float" office:value="0.00361963190184049" calcext:value-type="float">
            <text:p>0,003619632</text:p>
          </table:table-cell>
          <table:table-cell table:formula="of:=[.D19]/[.F19]" office:value-type="float" office:value="0.0561904761904762" calcext:value-type="float">
            <text:p>0,056190476</text:p>
          </table:table-cell>
          <table:table-cell table:formula="of:=[.D19]/[.G19]" office:value-type="float" office:value="0.0128260869565217" calcext:value-type="float">
            <text:p>0,012826087</text:p>
          </table:table-cell>
          <table:table-cell table:formula="of:=[.D19]/[.H19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 506</text:p>
          </table:table-cell>
          <table:table-cell office:value-type="float" office:value="6911.25" calcext:value-type="float">
            <text:p>6911,25</text:p>
          </table:table-cell>
          <table:table-cell office:value-type="float" office:value="120" calcext:value-type="float">
            <text:p>120</text:p>
          </table:table-cell>
          <table:table-cell office:value-type="float" office:value="4.74" calcext:value-type="float">
            <text:p>4,74</text:p>
          </table:table-cell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D20]/[.E20]" office:value-type="float" office:value="0.00858695652173913" calcext:value-type="float">
            <text:p>0,008586957</text:p>
          </table:table-cell>
          <table:table-cell table:formula="of:=[.D20]/[.F20]" office:value-type="float" office:value="0.0740625" calcext:value-type="float">
            <text:p>0,074062500</text:p>
          </table:table-cell>
          <table:table-cell table:formula="of:=[.D20]/[.G20]" office:value-type="float" office:value="0.0272413793103448" calcext:value-type="float">
            <text:p>0,027241379</text:p>
          </table:table-cell>
          <table:table-cell table:formula="of:=[.D20]/[.H20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MS 502</text:p>
          </table:table-cell>
          <table:table-cell office:value-type="float" office:value="14749.44" calcext:value-type="float">
            <text:p>14749,44</text:p>
          </table:table-cell>
          <table:table-cell office:value-type="float" office:value="112" calcext:value-type="float">
            <text:p>112</text:p>
          </table:table-cell>
          <table:table-cell office:value-type="float" office:value="3.43" calcext:value-type="float">
            <text:p>3,43</text:p>
          </table:table-cell>
          <table:table-cell office:value-type="float" office:value="705" calcext:value-type="float">
            <text:p>705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[.D21]/[.E21]" office:value-type="float" office:value="0.00486524822695036" calcext:value-type="float">
            <text:p>0,004865248</text:p>
          </table:table-cell>
          <table:table-cell table:formula="of:=[.D21]/[.F21]" office:value-type="float" office:value="0.05359375" calcext:value-type="float">
            <text:p>0,053593750</text:p>
          </table:table-cell>
          <table:table-cell table:formula="of:=[.D21]/[.G21]" office:value-type="float" office:value="0.0126102941176471" calcext:value-type="float">
            <text:p>0,012610294</text:p>
          </table:table-cell>
          <table:table-cell table:formula="of:=[.D21]/[.H21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MS push-pull</text:p>
          </table:table-cell>
          <table:table-cell office:value-type="float" office:value="3712.8" calcext:value-type="float">
            <text:p>3712,80</text:p>
          </table:table-cell>
          <table:table-cell office:value-type="float" office:value="90" calcext:value-type="float">
            <text:p>90</text:p>
          </table:table-cell>
          <table:table-cell office:value-type="float" office:value="3.06" calcext:value-type="float">
            <text:p>3,06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0.0255" calcext:value-type="float">
            <text:p>0,025500000</text:p>
          </table:table-cell>
          <table:table-cell table:formula="of:=[.D22]/[.F22]" office:value-type="float" office:value="0.0329032258064516" calcext:value-type="float">
            <text:p>0,032903226</text:p>
          </table:table-cell>
          <table:table-cell table:formula="of:=[.D22]/[.G22]" office:value-type="float" office:value="0.010625" calcext:value-type="float">
            <text:p>0,010625000</text:p>
          </table:table-cell>
          <table:table-cell table:formula="of:=[.D22]/[.H22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m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float" office:value="5460" calcext:value-type="float">
            <text:p>5460,00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,70</text:p>
          </table:table-cell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D26]/[.E26]" office:value-type="float" office:value="0.0146875" calcext:value-type="float">
            <text:p>0,014687500</text:p>
          </table:table-cell>
          <table:table-cell table:formula="of:=[.D26]/[.F26]" office:value-type="float" office:value="0.0839285714285714" calcext:value-type="float">
            <text:p>0,083928571</text:p>
          </table:table-cell>
          <table:table-cell table:formula="of:=[.D26]/[.G26]" office:value-type="float" office:value="0.046078431372549" calcext:value-type="float">
            <text:p>0,046078431</text:p>
          </table:table-cell>
          <table:table-cell table:formula="of:=[.D26]/[.H26]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WR Gloucester</text:p>
          </table:table-cell>
          <table:table-cell office:value-type="float" office:value="3465" calcext:value-type="float">
            <text:p>3465,00</text:p>
          </table:table-cell>
          <table:table-cell office:value-type="float" office:value="130" calcext:value-type="float">
            <text:p>130</text:p>
          </table:table-cell>
          <table:table-cell office:value-type="float" office:value="2.64" calcext:value-type="float">
            <text:p>2,64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D27]/[.E27]" office:value-type="float" office:value="0.0135384615384615" calcext:value-type="float">
            <text:p>0,013538462</text:p>
          </table:table-cell>
          <table:table-cell table:formula="of:=[.D27]/[.F27]" office:value-type="float" office:value="0.088" calcext:value-type="float">
            <text:p>0,088000000</text:p>
          </table:table-cell>
          <table:table-cell table:formula="of:=[.D27]/[.G27]" office:value-type="float" office:value="0.0419047619047619" calcext:value-type="float">
            <text:p>0,041904762</text:p>
          </table:table-cell>
          <table:table-cell table:formula="of:=[.D27]/[.H27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WR Autocoach</text:p>
          </table:table-cell>
          <table:table-cell office:value-type="float" office:value="4465" calcext:value-type="float">
            <text:p>4465,00</text:p>
          </table:table-cell>
          <table:table-cell office:value-type="float" office:value="100" calcext:value-type="float">
            <text:p>100</text:p>
          </table:table-cell>
          <table:table-cell office:value-type="float" office:value="2.87" calcext:value-type="float">
            <text:p>2,87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28]/[.E28]" office:value-type="float" office:value="0.0112549019607843" calcext:value-type="float">
            <text:p>0,011254902</text:p>
          </table:table-cell>
          <table:table-cell table:formula="of:=[.D28]/[.F28]" office:value-type="float" office:value="0.0287" calcext:value-type="float">
            <text:p>0,028700000</text:p>
          </table:table-cell>
          <table:table-cell table:formula="of:=[.D28]/[.G28]" office:value-type="float" office:value="0.04484375" calcext:value-type="float">
            <text:p>0,044843750</text:p>
          </table:table-cell>
          <table:table-cell table:formula="of:=[.D28]/[.H28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m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orris Eight Van (mail)</text:p>
          </table:table-cell>
          <table:table-cell office:value-type="float" office:value="117" calcext:value-type="float">
            <text:p>117,00</text:p>
          </table:table-cell>
          <table:table-cell office:value-type="float" office:value="80" calcext:value-type="float">
            <text:p>80</text:p>
          </table:table-cell>
          <table:table-cell office:value-type="float" office:value="0.57" calcext:value-type="float">
            <text:p>0,5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[.D30]/[.E30]" office:value-type="float" office:value="0.0259090909090909" calcext:value-type="float">
            <text:p>0,025909091</text:p>
          </table:table-cell>
          <table:table-cell table:formula="of:=[.D30]/[.F30]" office:value-type="float" office:value="0.1425" calcext:value-type="float">
            <text:p>0,142500000</text:p>
          </table:table-cell>
          <table:table-cell table:formula="of:=[.D30]/[.G30]" office:value-type="string" office:string-value="" calcext:value-type="error">
            <text:p>#DIV/0!</text:p>
          </table:table-cell>
          <table:table-cell table:formula="of:=[.D30]/[.H30]" office:value-type="float" office:value="0.0035625" calcext:value-type="float">
            <text:p>0,003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NER Tyneside Parcel</text:p>
          </table:table-cell>
          <table:table-cell office:value-type="float" office:value="1814" calcext:value-type="float">
            <text:p>1814,00</text:p>
          </table:table-cell>
          <table:table-cell office:value-type="float" office:value="90" calcext:value-type="float">
            <text:p>90</text:p>
          </table:table-cell>
          <table:table-cell office:value-type="float" office:value="0.22" calcext:value-type="float">
            <text:p>0,22</text:p>
          </table:table-cell>
          <table:table-cell office:value-type="float" office:value="640" calcext:value-type="float">
            <text:p>6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D31]/[.E31]" office:value-type="float" office:value="0.00034375" calcext:value-type="float">
            <text:p>0,000343750</text:p>
          </table:table-cell>
          <table:table-cell table:formula="of:=[.D31]/[.F31]" office:value-type="float" office:value="0.00205607476635514" calcext:value-type="float">
            <text:p>0,002056075</text:p>
          </table:table-cell>
          <table:table-cell table:formula="of:=[.D31]/[.G31]" office:value-type="string" office:string-value="" calcext:value-type="error">
            <text:p>#DIV/0!</text:p>
          </table:table-cell>
          <table:table-cell table:formula="of:=[.D31]/[.H31]" office:value-type="float" office:value="0.00044" calcext:value-type="float">
            <text:p>0,0004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rai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WR Gloucester Parcel</text:p>
          </table:table-cell>
          <table:table-cell office:value-type="float" office:value="4000" calcext:value-type="float">
            <text:p>4000,00</text:p>
          </table:table-cell>
          <table:table-cell office:value-type="float" office:value="130" calcext:value-type="float">
            <text:p>130</text:p>
          </table:table-cell>
          <table:table-cell office:value-type="float" office:value="2.64" calcext:value-type="float">
            <text:p>2,64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D32]/[.E32]" office:value-type="float" office:value="0.0135384615384615" calcext:value-type="float">
            <text:p>0,013538462</text:p>
          </table:table-cell>
          <table:table-cell table:formula="of:=[.D32]/[.F32]" office:value-type="float" office:value="0.088" calcext:value-type="float">
            <text:p>0,088000000</text:p>
          </table:table-cell>
          <table:table-cell table:formula="of:=[.D32]/[.G32]" office:value-type="string" office:string-value="" calcext:value-type="error">
            <text:p>#DIV/0!</text:p>
          </table:table-cell>
          <table:table-cell table:formula="of:=[.D32]/[.H32]" office:value-type="float" office:value="0.00528" calcext:value-type="float">
            <text:p>0,0052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rris Eight Van (piece)</text:p>
          </table:table-cell>
          <table:table-cell office:value-type="float" office:value="121" calcext:value-type="float">
            <text:p>121,00</text:p>
          </table:table-cell>
          <table:table-cell office:value-type="float" office:value="80" calcext:value-type="float">
            <text:p>80</text:p>
          </table:table-cell>
          <table:table-cell office:value-type="float" office:value="0.57" calcext:value-type="float">
            <text:p>0,5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4]/[.E34]" office:value-type="float" office:value="0.0259090909090909" calcext:value-type="float">
            <text:p>0,025909091</text:p>
          </table:table-cell>
          <table:table-cell table:formula="of:=[.D34]/[.F34]" office:value-type="float" office:value="0.1425" calcext:value-type="float">
            <text:p>0,142500000</text:p>
          </table:table-cell>
          <table:table-cell table:formula="of:=[.D34]/[.G34]" office:value-type="string" office:string-value="" calcext:value-type="error">
            <text:p>#DIV/0!</text:p>
          </table:table-cell>
          <table:table-cell table:formula="of:=[.D34]/[.H34]" office:value-type="float" office:value="0.114" calcext:value-type="float">
            <text:p>0,114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ammel Scarab (piece)</text:p>
          </table:table-cell>
          <table:table-cell office:value-type="float" office:value="225" calcext:value-type="float">
            <text:p>225,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,8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D35]/[.E35]" office:value-type="float" office:value="0.025" calcext:value-type="float">
            <text:p>0,025000000</text:p>
          </table:table-cell>
          <table:table-cell table:formula="of:=[.D35]/[.F35]" office:value-type="float" office:value="0.0944444444444444" calcext:value-type="float">
            <text:p>0,094444444</text:p>
          </table:table-cell>
          <table:table-cell table:formula="of:=[.D35]/[.G35]" office:value-type="string" office:string-value="" calcext:value-type="error">
            <text:p>#DIV/0!</text:p>
          </table:table-cell>
          <table:table-cell table:formula="of:=[.D35]/[.H35]" office:value-type="float" office:value="0.0708333333333333" calcext:value-type="float">
            <text:p>0,070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ornycroft Stag Rigid (piece)</text:p>
          </table:table-cell>
          <table:table-cell office:value-type="float" office:value="210" calcext:value-type="float">
            <text:p>210,00</text:p>
          </table:table-cell>
          <table:table-cell office:value-type="float" office:value="56" calcext:value-type="float">
            <text:p>56</text:p>
          </table:table-cell>
          <table:table-cell office:value-type="float" office:value="0.79" calcext:value-type="float">
            <text:p>0,79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6]/[.E36]" office:value-type="float" office:value="0.00868131868131868" calcext:value-type="float">
            <text:p>0,008681319</text:p>
          </table:table-cell>
          <table:table-cell table:formula="of:=[.D36]/[.F36]" office:value-type="float" office:value="0.049375" calcext:value-type="float">
            <text:p>0,049375000</text:p>
          </table:table-cell>
          <table:table-cell table:formula="of:=[.D36]/[.G36]" office:value-type="string" office:string-value="" calcext:value-type="error">
            <text:p>#DIV/0!</text:p>
          </table:table-cell>
          <table:table-cell table:formula="of:=[.D36]/[.H36]" office:value-type="float" office:value="0.0564285714285714" calcext:value-type="float">
            <text:p>0,056428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yland Comet (piece)</text:p>
          </table:table-cell>
          <table:table-cell office:value-type="float" office:value="210" calcext:value-type="float">
            <text:p>210,00</text:p>
          </table:table-cell>
          <table:table-cell office:value-type="float" office:value="61" calcext:value-type="float">
            <text:p>61</text:p>
          </table:table-cell>
          <table:table-cell office:value-type="float" office:value="0.79" calcext:value-type="float">
            <text:p>0,7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7]/[.E37]" office:value-type="float" office:value="0.0105333333333333" calcext:value-type="float">
            <text:p>0,010533333</text:p>
          </table:table-cell>
          <table:table-cell table:formula="of:=[.D37]/[.F37]" office:value-type="float" office:value="0.0376190476190476" calcext:value-type="float">
            <text:p>0,037619048</text:p>
          </table:table-cell>
          <table:table-cell table:formula="of:=[.D37]/[.G37]" office:value-type="string" office:string-value="" calcext:value-type="error">
            <text:p>#DIV/0!</text:p>
          </table:table-cell>
          <table:table-cell table:formula="of:=[.D37]/[.H37]" office:value-type="float" office:value="0.0564285714285714" calcext:value-type="float">
            <text:p>0,056428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ntinel S (piece)</text:p>
          </table:table-cell>
          <table:table-cell office:value-type="float" office:value="300" calcext:value-type="float">
            <text:p>300,00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0.8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38]/[.E38]" office:value-type="float" office:value="0.0174" calcext:value-type="float">
            <text:p>0,017400000</text:p>
          </table:table-cell>
          <table:table-cell table:formula="of:=[.D38]/[.F38]" office:value-type="float" office:value="0.174" calcext:value-type="float">
            <text:p>0,174000000</text:p>
          </table:table-cell>
          <table:table-cell table:formula="of:=[.D38]/[.G38]" office:value-type="string" office:string-value="" calcext:value-type="error">
            <text:p>#DIV/0!</text:p>
          </table:table-cell>
          <table:table-cell table:formula="of:=[.D38]/[.H38]" office:value-type="float" office:value="0.058" calcext:value-type="float">
            <text:p>0,05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ornycroft Amazon (piece)</text:p>
          </table:table-cell>
          <table:table-cell table:formula="of:=171+81" office:value-type="float" office:value="252" calcext:value-type="float">
            <text:p>252,00</text:p>
          </table:table-cell>
          <table:table-cell office:value-type="float" office:value="50" calcext:value-type="float">
            <text:p>50</text:p>
          </table:table-cell>
          <table:table-cell table:formula="of:=0.8+0.47" office:value-type="float" office:value="1.27" calcext:value-type="float">
            <text:p>1,27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D39]/[.E39]" office:value-type="float" office:value="0.0169333333333333" calcext:value-type="float">
            <text:p>0,016933333</text:p>
          </table:table-cell>
          <table:table-cell table:formula="of:=[.D39]/[.F39]" office:value-type="float" office:value="0.0705555555555556" calcext:value-type="float">
            <text:p>0,070555556</text:p>
          </table:table-cell>
          <table:table-cell table:formula="of:=[.D39]/[.G39]" office:value-type="string" office:string-value="" calcext:value-type="error">
            <text:p>#DIV/0!</text:p>
          </table:table-cell>
          <table:table-cell table:formula="of:=[.D39]/[.H39]" office:value-type="float" office:value="0.0635" calcext:value-type="float">
            <text:p>0,063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rnycroft Stag Rigid (long/bulk)</text:p>
          </table:table-cell>
          <table:table-cell office:value-type="float" office:value="210" calcext:value-type="float">
            <text:p>210,00</text:p>
          </table:table-cell>
          <table:table-cell office:value-type="float" office:value="56" calcext:value-type="float">
            <text:p>56</text:p>
          </table:table-cell>
          <table:table-cell office:value-type="float" office:value="0.62" calcext:value-type="float">
            <text:p>0,62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D41]/[.E41]" office:value-type="float" office:value="0.00681318681318681" calcext:value-type="float">
            <text:p>0,006813187</text:p>
          </table:table-cell>
          <table:table-cell table:formula="of:=[.D41]/[.F41]" office:value-type="float" office:value="0.03875" calcext:value-type="float">
            <text:p>0,038750000</text:p>
          </table:table-cell>
          <table:table-cell table:formula="of:=[.D41]/[.G41]" office:value-type="string" office:string-value="" calcext:value-type="error">
            <text:p>#DIV/0!</text:p>
          </table:table-cell>
          <table:table-cell table:formula="of:=[.D41]/[.H41]" office:value-type="float" office:value="0.0516666666666667" calcext:value-type="float">
            <text:p>0,051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ornycroft Amazon (long/bulk)</text:p>
          </table:table-cell>
          <table:table-cell table:formula="of:=171+81" office:value-type="float" office:value="252" calcext:value-type="float">
            <text:p>252,00</text:p>
          </table:table-cell>
          <table:table-cell office:value-type="float" office:value="50" calcext:value-type="float">
            <text:p>50</text:p>
          </table:table-cell>
          <table:table-cell table:formula="of:=0.8+0.1" office:value-type="float" office:value="0.9" calcext:value-type="float">
            <text:p>0,9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42]/[.E42]" office:value-type="float" office:value="0.012" calcext:value-type="float">
            <text:p>0,012000000</text:p>
          </table:table-cell>
          <table:table-cell table:formula="of:=[.D42]/[.F42]" office:value-type="float" office:value="0.05" calcext:value-type="float">
            <text:p>0,050000000</text:p>
          </table:table-cell>
          <table:table-cell table:formula="of:=[.D42]/[.G42]" office:value-type="string" office:string-value="" calcext:value-type="error">
            <text:p>#DIV/0!</text:p>
          </table:table-cell>
          <table:table-cell table:formula="of:=[.D42]/[.H42]" office:value-type="float" office:value="0.0642857142857143" calcext:value-type="float">
            <text:p>0,064285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275" calcext:value-type="float">
            <text:p>275,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,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0.0333333333333333" calcext:value-type="float">
            <text:p>0,033333333</text:p>
          </table:table-cell>
          <table:table-cell table:formula="of:=[.D44]/[.F44]" office:value-type="float" office:value="0.333333333333333" calcext:value-type="float">
            <text:p>0,333333333</text:p>
          </table:table-cell>
          <table:table-cell table:formula="of:=[.D44]/[.G44]" office:value-type="float" office:value="0.05" calcext:value-type="float">
            <text:p>0,050000000</text:p>
          </table:table-cell>
          <table:table-cell table:formula="of:=[.D44]/[.H44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float" office:value="656" calcext:value-type="float">
            <text:p>656,00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,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45]/[.E45]" office:value-type="float" office:value="0.0403225806451613" calcext:value-type="float">
            <text:p>0,040322581</text:p>
          </table:table-cell>
          <table:table-cell table:formula="of:=[.D45]/[.F45]" office:value-type="float" office:value="0.208333333333333" calcext:value-type="float">
            <text:p>0,208333333</text:p>
          </table:table-cell>
          <table:table-cell table:formula="of:=[.D45]/[.G45]" office:value-type="float" office:value="0.05" calcext:value-type="float">
            <text:p>0,050000000</text:p>
          </table:table-cell>
          <table:table-cell table:formula="of:=[.D45]/[.H45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452" calcext:value-type="float">
            <text:p>452,00</text:p>
          </table:table-cell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,4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0.0358974358974359" calcext:value-type="float">
            <text:p>0,035897436</text:p>
          </table:table-cell>
          <table:table-cell table:formula="of:=[.D46]/[.F46]" office:value-type="float" office:value="0.233333333333333" calcext:value-type="float">
            <text:p>0,233333333</text:p>
          </table:table-cell>
          <table:table-cell table:formula="of:=[.D46]/[.G46]" office:value-type="float" office:value="0.0482758620689655" calcext:value-type="float">
            <text:p>0,048275862</text:p>
          </table:table-cell>
          <table:table-cell table:formula="of:=[.D46]/[.H46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EC Q4</text:p>
          </table:table-cell>
          <table:table-cell office:value-type="float" office:value="950" calcext:value-type="float">
            <text:p>950,00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47]/[.E47]" office:value-type="float" office:value="0.0309090909090909" calcext:value-type="float">
            <text:p>0,030909091</text:p>
          </table:table-cell>
          <table:table-cell table:formula="of:=[.D47]/[.F47]" office:value-type="float" office:value="0.283333333333333" calcext:value-type="float">
            <text:p>0,283333333</text:p>
          </table:table-cell>
          <table:table-cell table:formula="of:=[.D47]/[.G47]" office:value-type="float" office:value="0.0447368421052632" calcext:value-type="float">
            <text:p>0,044736842</text:p>
          </table:table-cell>
          <table:table-cell table:formula="of:=[.D47]/[.H47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float" office:value="906" calcext:value-type="float">
            <text:p>906,00</text:p>
          </table:table-cell>
          <table:table-cell office:value-type="float" office:value="32" calcext:value-type="float">
            <text:p>32</text:p>
          </table:table-cell>
          <table:table-cell office:value-type="float" office:value="1.85" calcext:value-type="float">
            <text:p>1,8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48]/[.E48]" office:value-type="float" office:value="0.0256944444444444" calcext:value-type="float">
            <text:p>0,025694444</text:p>
          </table:table-cell>
          <table:table-cell table:formula="of:=[.D48]/[.F48]" office:value-type="float" office:value="0.23125" calcext:value-type="float">
            <text:p>0,231250000</text:p>
          </table:table-cell>
          <table:table-cell table:formula="of:=[.D48]/[.G48]" office:value-type="float" office:value="0.0330357142857143" calcext:value-type="float">
            <text:p>0,033035714</text:p>
          </table:table-cell>
          <table:table-cell table:formula="of:=[.D48]/[.H48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EC Standard STL</text:p>
          </table:table-cell>
          <table:table-cell office:value-type="float" office:value="852" calcext:value-type="float">
            <text:p>852,00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49]/[.E49]" office:value-type="float" office:value="0.024" calcext:value-type="float">
            <text:p>0,024000000</text:p>
          </table:table-cell>
          <table:table-cell table:formula="of:=[.D49]/[.F49]" office:value-type="float" office:value="0.225" calcext:value-type="float">
            <text:p>0,225000000</text:p>
          </table:table-cell>
          <table:table-cell table:formula="of:=[.D49]/[.G49]" office:value-type="float" office:value="0.0321428571428571" calcext:value-type="float">
            <text:p>0,032142857</text:p>
          </table:table-cell>
          <table:table-cell table:formula="of:=[.D49]/[.H49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T-Type</text:p>
          </table:table-cell>
          <table:table-cell office:value-type="float" office:value="1265" calcext:value-type="float">
            <text:p>1265,00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02375" calcext:value-type="float">
            <text:p>0,023750000</text:p>
          </table:table-cell>
          <table:table-cell table:formula="of:=[.D50]/[.F50]" office:value-type="float" office:value="0.2375" calcext:value-type="float">
            <text:p>0,237500000</text:p>
          </table:table-cell>
          <table:table-cell table:formula="of:=[.D50]/[.G50]" office:value-type="float" office:value="0.0339285714285714" calcext:value-type="float">
            <text:p>0,033928571</text:p>
          </table:table-cell>
          <table:table-cell table:formula="of:=[.D50]/[.H50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y Arab</text:p>
          </table:table-cell>
          <table:table-cell office:value-type="float" office:value="725" calcext:value-type="float">
            <text:p>725,00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D51]/[.E51]" office:value-type="float" office:value="0.0216867469879518" calcext:value-type="float">
            <text:p>0,021686747</text:p>
          </table:table-cell>
          <table:table-cell table:formula="of:=[.D51]/[.F51]" office:value-type="float" office:value="0.225" calcext:value-type="float">
            <text:p>0,225000000</text:p>
          </table:table-cell>
          <table:table-cell table:formula="of:=[.D51]/[.G51]" office:value-type="float" office:value="0.0290322580645161" calcext:value-type="float">
            <text:p>0,029032258</text:p>
          </table:table-cell>
          <table:table-cell table:formula="of:=[.D51]/[.H51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290" calcext:value-type="float">
            <text:p>290,00</text:p>
          </table:table-cell>
          <table:table-cell office:value-type="float" office:value="32" calcext:value-type="float">
            <text:p>32</text:p>
          </table:table-cell>
          <table:table-cell office:value-type="float" office:value="0.89" calcext:value-type="float">
            <text:p>0,8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D52]/[.E52]" office:value-type="float" office:value="0.00809090909090909" calcext:value-type="float">
            <text:p>0,008090909</text:p>
          </table:table-cell>
          <table:table-cell table:formula="of:=[.D52]/[.F52]" office:value-type="float" office:value="0.0809090909090909" calcext:value-type="float">
            <text:p>0,080909091</text:p>
          </table:table-cell>
          <table:table-cell table:formula="of:=[.D52]/[.G52]" office:value-type="float" office:value="0.0127142857142857" calcext:value-type="float">
            <text:p>0,012714286</text:p>
          </table:table-cell>
          <table:table-cell table:formula="of:=[.D52]/[.H52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D/LNER J94</text:p>
          </table:table-cell>
          <table:table-cell office:value-type="float" office:value="3960" calcext:value-type="float">
            <text:p>3960,00</text:p>
          </table:table-cell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,30</text:p>
          </table:table-cell>
          <table:table-cell office:value-type="float" office:value="272" calcext:value-type="float">
            <text:p>27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]/[.E54]" office:value-type="float" office:value="0.0121323529411765" calcext:value-type="float">
            <text:p>0,012132353</text:p>
          </table:table-cell>
          <table:table-cell table:formula="of:=[.D54]/[.F54]" office:value-type="float" office:value="0.0311320754716981" calcext:value-type="float">
            <text:p>0,031132075</text:p>
          </table:table-cell>
          <table:table-cell table:formula="of:=[.D54]/[.G54]" office:value-type="string" office:string-value="" calcext:value-type="error">
            <text:p>#DIV/0!</text:p>
          </table:table-cell>
          <table:table-cell table:formula="of:=[.D54]/[.H5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D Austerity</text:p>
          </table:table-cell>
          <table:table-cell office:value-type="float" office:value="6325" calcext:value-type="float">
            <text:p>6325,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,00</text:p>
          </table:table-cell>
          <table:table-cell office:value-type="float" office:value="366" calcext:value-type="float">
            <text:p>36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]/[.E55]" office:value-type="float" office:value="0.0327868852459016" calcext:value-type="float">
            <text:p>0,032786885</text:p>
          </table:table-cell>
          <table:table-cell table:formula="of:=[.D55]/[.F55]" office:value-type="float" office:value="0.0789473684210526" calcext:value-type="float">
            <text:p>0,078947368</text:p>
          </table:table-cell>
          <table:table-cell table:formula="of:=[.D55]/[.G55]" office:value-type="string" office:string-value="" calcext:value-type="error">
            <text:p>#DIV/0!</text:p>
          </table:table-cell>
          <table:table-cell table:formula="of:=[.D55]/[.H5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R EE1</text:p>
          </table:table-cell>
          <table:table-cell office:value-type="float" office:value="8212" calcext:value-type="float">
            <text:p>8212,00</text:p>
          </table:table-cell>
          <table:table-cell office:value-type="float" office:value="105" calcext:value-type="float">
            <text:p>105</text:p>
          </table:table-cell>
          <table:table-cell office:value-type="float" office:value="7.26" calcext:value-type="float">
            <text:p>7,26</text:p>
          </table:table-cell>
          <table:table-cell office:value-type="float" office:value="1342" calcext:value-type="float">
            <text:p>134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/[.E56]" office:value-type="float" office:value="0.00540983606557377" calcext:value-type="float">
            <text:p>0,005409836</text:p>
          </table:table-cell>
          <table:table-cell table:formula="of:=[.D56]/[.F56]" office:value-type="float" office:value="0.05808" calcext:value-type="float">
            <text:p>0,058080000</text:p>
          </table:table-cell>
          <table:table-cell table:formula="of:=[.D56]/[.G56]" office:value-type="string" office:string-value="" calcext:value-type="error">
            <text:p>#DIV/0!</text:p>
          </table:table-cell>
          <table:table-cell table:formula="of:=[.D56]/[.H5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NER EM1</text:p>
          </table:table-cell>
          <table:table-cell office:value-type="float" office:value="6335" calcext:value-type="float">
            <text:p>6335,0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,9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]/[.E57]" office:value-type="float" office:value="0.00707142857142857" calcext:value-type="float">
            <text:p>0,007071429</text:p>
          </table:table-cell>
          <table:table-cell table:formula="of:=[.D57]/[.F57]" office:value-type="float" office:value="0.0495" calcext:value-type="float">
            <text:p>0,049500000</text:p>
          </table:table-cell>
          <table:table-cell table:formula="of:=[.D57]/[.G57]" office:value-type="string" office:string-value="" calcext:value-type="error">
            <text:p>#DIV/0!</text:p>
          </table:table-cell>
          <table:table-cell table:formula="of:=[.D57]/[.H5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NER B17/5</text:p>
          </table:table-cell>
          <table:table-cell office:value-type="float" office:value="10584" calcext:value-type="float">
            <text:p>10584,00</text:p>
          </table:table-cell>
          <table:table-cell office:value-type="float" office:value="150" calcext:value-type="float">
            <text:p>150</text:p>
          </table:table-cell>
          <table:table-cell office:value-type="float" office:value="14.52" calcext:value-type="float">
            <text:p>14,52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]/[.E58]" office:value-type="float" office:value="0.0347368421052632" calcext:value-type="float">
            <text:p>0,034736842</text:p>
          </table:table-cell>
          <table:table-cell table:formula="of:=[.D58]/[.F58]" office:value-type="float" office:value="0.1452" calcext:value-type="float">
            <text:p>0,145200000</text:p>
          </table:table-cell>
          <table:table-cell table:formula="of:=[.D58]/[.G58]" office:value-type="string" office:string-value="" calcext:value-type="error">
            <text:p>#DIV/0!</text:p>
          </table:table-cell>
          <table:table-cell table:formula="of:=[.D58]/[.H5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mlined steam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NER V2</text:p>
          </table:table-cell>
          <table:table-cell office:value-type="float" office:value="7902" calcext:value-type="float">
            <text:p>7902,00</text:p>
          </table:table-cell>
          <table:table-cell office:value-type="float" office:value="150" calcext:value-type="float">
            <text:p>150</text:p>
          </table:table-cell>
          <table:table-cell office:value-type="float" office:value="12.54" calcext:value-type="float">
            <text:p>12,54</text:p>
          </table:table-cell>
          <table:table-cell office:value-type="float" office:value="670" calcext:value-type="float">
            <text:p>67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/[.E59]" office:value-type="float" office:value="0.0187164179104478" calcext:value-type="float">
            <text:p>0,018716418</text:p>
          </table:table-cell>
          <table:table-cell table:formula="of:=[.D59]/[.F59]" office:value-type="float" office:value="0.0836" calcext:value-type="float">
            <text:p>0,083600000</text:p>
          </table:table-cell>
          <table:table-cell table:formula="of:=[.D59]/[.G59]" office:value-type="string" office:string-value="" calcext:value-type="error">
            <text:p>#DIV/0!</text:p>
          </table:table-cell>
          <table:table-cell table:formula="of:=[.D59]/[.H5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NER A4</text:p>
          </table:table-cell>
          <table:table-cell office:value-type="float" office:value="13869" calcext:value-type="float">
            <text:p>13869,00</text:p>
          </table:table-cell>
          <table:table-cell office:value-type="float" office:value="160" calcext:value-type="float">
            <text:p>160</text:p>
          </table:table-cell>
          <table:table-cell office:value-type="float" office:value="25.08" calcext:value-type="float">
            <text:p>25,08</text:p>
          </table:table-cell>
          <table:table-cell office:value-type="float" office:value="687" calcext:value-type="float">
            <text:p>68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/[.E60]" office:value-type="float" office:value="0.0365065502183406" calcext:value-type="float">
            <text:p>0,036506550</text:p>
          </table:table-cell>
          <table:table-cell table:formula="of:=[.D60]/[.F60]" office:value-type="float" office:value="0.15873417721519" calcext:value-type="float">
            <text:p>0,158734177</text:p>
          </table:table-cell>
          <table:table-cell table:formula="of:=[.D60]/[.G60]" office:value-type="string" office:string-value="" calcext:value-type="error">
            <text:p>#DIV/0!</text:p>
          </table:table-cell>
          <table:table-cell table:formula="of:=[.D60]/[.H6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mlined steam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WR 1400</text:p>
          </table:table-cell>
          <table:table-cell office:value-type="float" office:value="1715" calcext:value-type="float">
            <text:p>1715,00</text:p>
          </table:table-cell>
          <table:table-cell office:value-type="float" office:value="87" calcext:value-type="float">
            <text:p>87</text:p>
          </table:table-cell>
          <table:table-cell office:value-type="float" office:value="2.6" calcext:value-type="float">
            <text:p>2,60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float" office:value="0.0131979695431472" calcext:value-type="float">
            <text:p>0,013197970</text:p>
          </table:table-cell>
          <table:table-cell table:formula="of:=[.D62]/[.F62]" office:value-type="float" office:value="0.0419354838709677" calcext:value-type="float">
            <text:p>0,041935484</text:p>
          </table:table-cell>
          <table:table-cell table:formula="of:=[.D62]/[.G62]" office:value-type="string" office:string-value="" calcext:value-type="error">
            <text:p>#DIV/0!</text:p>
          </table:table-cell>
          <table:table-cell table:formula="of:=[.D62]/[.H6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57xx Pannier Tank</text:p>
          </table:table-cell>
          <table:table-cell office:value-type="float" office:value="3465" calcext:value-type="float">
            <text:p>3465,00</text:p>
          </table:table-cell>
          <table:table-cell office:value-type="float" office:value="95" calcext:value-type="float">
            <text:p>95</text:p>
          </table:table-cell>
          <table:table-cell office:value-type="float" office:value="2.64" calcext:value-type="float">
            <text:p>2,64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float" office:value="0.0103529411764706" calcext:value-type="float">
            <text:p>0,010352941</text:p>
          </table:table-cell>
          <table:table-cell table:formula="of:=[.D63]/[.F63]" office:value-type="float" office:value="0.0264" calcext:value-type="float">
            <text:p>0,026400000</text:p>
          </table:table-cell>
          <table:table-cell table:formula="of:=[.D63]/[.G63]" office:value-type="string" office:string-value="" calcext:value-type="error">
            <text:p>#DIV/0!</text:p>
          </table:table-cell>
          <table:table-cell table:formula="of:=[.D63]/[.H6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3100 Large Prairie</text:p>
          </table:table-cell>
          <table:table-cell office:value-type="float" office:value="5206" calcext:value-type="float">
            <text:p>5206,00</text:p>
          </table:table-cell>
          <table:table-cell office:value-type="float" office:value="105" calcext:value-type="float">
            <text:p>105</text:p>
          </table:table-cell>
          <table:table-cell office:value-type="float" office:value="5.94" calcext:value-type="float">
            <text:p>5,94</text:p>
          </table:table-cell>
          <table:table-cell office:value-type="float" office:value="354" calcext:value-type="float">
            <text:p>35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float" office:value="0.0167796610169492" calcext:value-type="float">
            <text:p>0,016779661</text:p>
          </table:table-cell>
          <table:table-cell table:formula="of:=[.D64]/[.F64]" office:value-type="float" office:value="0.0427338129496403" calcext:value-type="float">
            <text:p>0,042733813</text:p>
          </table:table-cell>
          <table:table-cell table:formula="of:=[.D64]/[.G64]" office:value-type="string" office:string-value="" calcext:value-type="error">
            <text:p>#DIV/0!</text:p>
          </table:table-cell>
          <table:table-cell table:formula="of:=[.D64]/[.H6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4900 Hall</text:p>
          </table:table-cell>
          <table:table-cell office:value-type="float" office:value="11401" calcext:value-type="float">
            <text:p>11401,00</text:p>
          </table:table-cell>
          <table:table-cell office:value-type="float" office:value="137" calcext:value-type="float">
            <text:p>137</text:p>
          </table:table-cell>
          <table:table-cell office:value-type="float" office:value="14.2" calcext:value-type="float">
            <text:p>14,20</text:p>
          </table:table-cell>
          <table:table-cell office:value-type="float" office:value="410" calcext:value-type="float">
            <text:p>41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float" office:value="0.0346341463414634" calcext:value-type="float">
            <text:p>0,034634146</text:p>
          </table:table-cell>
          <table:table-cell table:formula="of:=[.D65]/[.F65]" office:value-type="float" office:value="0.117355371900826" calcext:value-type="float">
            <text:p>0,117355372</text:p>
          </table:table-cell>
          <table:table-cell table:formula="of:=[.D65]/[.G65]" office:value-type="string" office:string-value="" calcext:value-type="error">
            <text:p>#DIV/0!</text:p>
          </table:table-cell>
          <table:table-cell table:formula="of:=[.D65]/[.H6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6959 Hall Modified</text:p>
          </table:table-cell>
          <table:table-cell office:value-type="float" office:value="12368" calcext:value-type="float">
            <text:p>12368,00</text:p>
          </table:table-cell>
          <table:table-cell office:value-type="float" office:value="137" calcext:value-type="float">
            <text:p>137</text:p>
          </table:table-cell>
          <table:table-cell office:value-type="float" office:value="11.75" calcext:value-type="float">
            <text:p>11,75</text:p>
          </table:table-cell>
          <table:table-cell office:value-type="float" office:value="375" calcext:value-type="float">
            <text:p>37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float" office:value="0.0313333333333333" calcext:value-type="float">
            <text:p>0,031333333</text:p>
          </table:table-cell>
          <table:table-cell table:formula="of:=[.D66]/[.F66]" office:value-type="float" office:value="0.0971074380165289" calcext:value-type="float">
            <text:p>0,097107438</text:p>
          </table:table-cell>
          <table:table-cell table:formula="of:=[.D66]/[.G66]" office:value-type="string" office:string-value="" calcext:value-type="error">
            <text:p>#DIV/0!</text:p>
          </table:table-cell>
          <table:table-cell table:formula="of:=[.D66]/[.H6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1000 County</text:p>
          </table:table-cell>
          <table:table-cell office:value-type="float" office:value="12493" calcext:value-type="float">
            <text:p>12493,00</text:p>
          </table:table-cell>
          <table:table-cell office:value-type="float" office:value="148" calcext:value-type="float">
            <text:p>148</text:p>
          </table:table-cell>
          <table:table-cell office:value-type="float" office:value="11.95" calcext:value-type="float">
            <text:p>11,95</text:p>
          </table:table-cell>
          <table:table-cell office:value-type="float" office:value="402" calcext:value-type="float">
            <text:p>40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/[.E67]" office:value-type="float" office:value="0.029726368159204" calcext:value-type="float">
            <text:p>0,029726368</text:p>
          </table:table-cell>
          <table:table-cell table:formula="of:=[.D67]/[.F67]" office:value-type="float" office:value="0.0824137931034483" calcext:value-type="float">
            <text:p>0,082413793</text:p>
          </table:table-cell>
          <table:table-cell table:formula="of:=[.D67]/[.G67]" office:value-type="string" office:string-value="" calcext:value-type="error">
            <text:p>#DIV/0!</text:p>
          </table:table-cell>
          <table:table-cell table:formula="of:=[.D67]/[.H6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WR 4073 Castle</text:p>
          </table:table-cell>
          <table:table-cell office:value-type="float" office:value="13719" calcext:value-type="float">
            <text:p>13719,00</text:p>
          </table:table-cell>
          <table:table-cell office:value-type="float" office:value="155" calcext:value-type="float">
            <text:p>155</text:p>
          </table:table-cell>
          <table:table-cell office:value-type="float" office:value="17.5" calcext:value-type="float">
            <text:p>17,50</text:p>
          </table:table-cell>
          <table:table-cell office:value-type="float" office:value="458" calcext:value-type="float">
            <text:p>45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]/[.E68]" office:value-type="float" office:value="0.0382096069868996" calcext:value-type="float">
            <text:p>0,038209607</text:p>
          </table:table-cell>
          <table:table-cell table:formula="of:=[.D68]/[.F68]" office:value-type="float" office:value="0.124113475177305" calcext:value-type="float">
            <text:p>0,124113475</text:p>
          </table:table-cell>
          <table:table-cell table:formula="of:=[.D68]/[.G68]" office:value-type="string" office:string-value="" calcext:value-type="error">
            <text:p>#DIV/0!</text:p>
          </table:table-cell>
          <table:table-cell table:formula="of:=[.D68]/[.H6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MS 3F Jinty</text:p>
          </table:table-cell>
          <table:table-cell office:value-type="float" office:value="1980" calcext:value-type="float">
            <text:p>1980,00</text:p>
          </table:table-cell>
          <table:table-cell office:value-type="float" office:value="90" calcext:value-type="float">
            <text:p>90</text:p>
          </table:table-cell>
          <table:table-cell office:value-type="float" office:value="1.98" calcext:value-type="float">
            <text:p>1,98</text:p>
          </table:table-cell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]/[.E70]" office:value-type="float" office:value="0.00929577464788732" calcext:value-type="float">
            <text:p>0,009295775</text:p>
          </table:table-cell>
          <table:table-cell table:formula="of:=[.D70]/[.F70]" office:value-type="float" office:value="0.0212903225806452" calcext:value-type="float">
            <text:p>0,021290323</text:p>
          </table:table-cell>
          <table:table-cell table:formula="of:=[.D70]/[.G70]" office:value-type="string" office:string-value="" calcext:value-type="error">
            <text:p>#DIV/0!</text:p>
          </table:table-cell>
          <table:table-cell table:formula="of:=[.D70]/[.H7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3F Jinty (pp)</text:p>
          </table:table-cell>
          <table:table-cell office:value-type="float" office:value="1980" calcext:value-type="float">
            <text:p>1980,00</text:p>
          </table:table-cell>
          <table:table-cell office:value-type="float" office:value="90" calcext:value-type="float">
            <text:p>90</text:p>
          </table:table-cell>
          <table:table-cell office:value-type="float" office:value="1.99" calcext:value-type="float">
            <text:p>1,99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]/[.E71]" office:value-type="float" office:value="0.0165833333333333" calcext:value-type="float">
            <text:p>0,016583333</text:p>
          </table:table-cell>
          <table:table-cell table:formula="of:=[.D71]/[.F71]" office:value-type="float" office:value="0.0213978494623656" calcext:value-type="float">
            <text:p>0,021397849</text:p>
          </table:table-cell>
          <table:table-cell table:formula="of:=[.D71]/[.G71]" office:value-type="string" office:string-value="" calcext:value-type="error">
            <text:p>#DIV/0!</text:p>
          </table:table-cell>
          <table:table-cell table:formula="of:=[.D71]/[.H7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8F</text:p>
          </table:table-cell>
          <table:table-cell office:value-type="float" office:value="7128" calcext:value-type="float">
            <text:p>7128,00</text:p>
          </table:table-cell>
          <table:table-cell office:value-type="float" office:value="90" calcext:value-type="float">
            <text:p>90</text:p>
          </table:table-cell>
          <table:table-cell office:value-type="float" office:value="13.2" calcext:value-type="float">
            <text:p>13,20</text:p>
          </table:table-cell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]/[.E72]" office:value-type="float" office:value="0.0471428571428571" calcext:value-type="float">
            <text:p>0,047142857</text:p>
          </table:table-cell>
          <table:table-cell table:formula="of:=[.D72]/[.F72]" office:value-type="float" office:value="0.0916666666666667" calcext:value-type="float">
            <text:p>0,091666667</text:p>
          </table:table-cell>
          <table:table-cell table:formula="of:=[.D72]/[.G72]" office:value-type="string" office:string-value="" calcext:value-type="error">
            <text:p>#DIV/0!</text:p>
          </table:table-cell>
          <table:table-cell table:formula="of:=[.D72]/[.H7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2P (pp)</text:p>
          </table:table-cell>
          <table:table-cell office:value-type="float" office:value="4185" calcext:value-type="float">
            <text:p>4185,0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0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]/[.E73]" office:value-type="float" office:value="0.0116379310344828" calcext:value-type="float">
            <text:p>0,011637931</text:p>
          </table:table-cell>
          <table:table-cell table:formula="of:=[.D73]/[.F73]" office:value-type="float" office:value="0.0355263157894737" calcext:value-type="float">
            <text:p>0,035526316</text:p>
          </table:table-cell>
          <table:table-cell table:formula="of:=[.D73]/[.G73]" office:value-type="string" office:string-value="" calcext:value-type="error">
            <text:p>#DIV/0!</text:p>
          </table:table-cell>
          <table:table-cell table:formula="of:=[.D73]/[.H7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2P (Ivatt)</text:p>
          </table:table-cell>
          <table:table-cell office:value-type="float" office:value="3001" calcext:value-type="float">
            <text:p>3001,00</text:p>
          </table:table-cell>
          <table:table-cell office:value-type="float" office:value="100" calcext:value-type="float">
            <text:p>100</text:p>
          </table:table-cell>
          <table:table-cell office:value-type="float" office:value="6.12" calcext:value-type="float">
            <text:p>6,12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]/[.E74]" office:value-type="float" office:value="0.0269603524229075" calcext:value-type="float">
            <text:p>0,026960352</text:p>
          </table:table-cell>
          <table:table-cell table:formula="of:=[.D74]/[.F74]" office:value-type="float" office:value="0.0794805194805195" calcext:value-type="float">
            <text:p>0,079480519</text:p>
          </table:table-cell>
          <table:table-cell table:formula="of:=[.D74]/[.G74]" office:value-type="string" office:string-value="" calcext:value-type="error">
            <text:p>#DIV/0!</text:p>
          </table:table-cell>
          <table:table-cell table:formula="of:=[.D74]/[.H7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2P (Ivatt, pp)</text:p>
          </table:table-cell>
          <table:table-cell office:value-type="float" office:value="4120" calcext:value-type="float">
            <text:p>4120,00</text:p>
          </table:table-cell>
          <table:table-cell office:value-type="float" office:value="110" calcext:value-type="float">
            <text:p>110</text:p>
          </table:table-cell>
          <table:table-cell office:value-type="float" office:value="6.12" calcext:value-type="float">
            <text:p>6,12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]/[.E75]" office:value-type="float" office:value="0.0267248908296943" calcext:value-type="float">
            <text:p>0,026724891</text:p>
          </table:table-cell>
          <table:table-cell table:formula="of:=[.D75]/[.F75]" office:value-type="float" office:value="0.0794805194805195" calcext:value-type="float">
            <text:p>0,079480519</text:p>
          </table:table-cell>
          <table:table-cell table:formula="of:=[.D75]/[.G75]" office:value-type="string" office:string-value="" calcext:value-type="error">
            <text:p>#DIV/0!</text:p>
          </table:table-cell>
          <table:table-cell table:formula="of:=[.D75]/[.H7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3P (Stanier)</text:p>
          </table:table-cell>
          <table:table-cell office:value-type="float" office:value="3780" calcext:value-type="float">
            <text:p>3780,00</text:p>
          </table:table-cell>
          <table:table-cell office:value-type="float" office:value="100" calcext:value-type="float">
            <text:p>100</text:p>
          </table:table-cell>
          <table:table-cell office:value-type="float" office:value="6.6" calcext:value-type="float">
            <text:p>6,60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]/[.E76]" office:value-type="float" office:value="0.0264" calcext:value-type="float">
            <text:p>0,026400000</text:p>
          </table:table-cell>
          <table:table-cell table:formula="of:=[.D76]/[.F76]" office:value-type="float" office:value="0.06875" calcext:value-type="float">
            <text:p>0,068750000</text:p>
          </table:table-cell>
          <table:table-cell table:formula="of:=[.D76]/[.G76]" office:value-type="string" office:string-value="" calcext:value-type="error">
            <text:p>#DIV/0!</text:p>
          </table:table-cell>
          <table:table-cell table:formula="of:=[.D76]/[.H7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3P (Stanier, pp)</text:p>
          </table:table-cell>
          <table:table-cell office:value-type="float" office:value="3830" calcext:value-type="float">
            <text:p>3830,00</text:p>
          </table:table-cell>
          <table:table-cell office:value-type="float" office:value="110" calcext:value-type="float">
            <text:p>110</text:p>
          </table:table-cell>
          <table:table-cell office:value-type="float" office:value="6.6" calcext:value-type="float">
            <text:p>6,60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]/[.E77]" office:value-type="float" office:value="0.0437086092715232" calcext:value-type="float">
            <text:p>0,043708609</text:p>
          </table:table-cell>
          <table:table-cell table:formula="of:=[.D77]/[.F77]" office:value-type="float" office:value="0.06875" calcext:value-type="float">
            <text:p>0,068750000</text:p>
          </table:table-cell>
          <table:table-cell table:formula="of:=[.D77]/[.G77]" office:value-type="string" office:string-value="" calcext:value-type="error">
            <text:p>#DIV/0!</text:p>
          </table:table-cell>
          <table:table-cell table:formula="of:=[.D77]/[.H7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3P (Fowler)</text:p>
          </table:table-cell>
          <table:table-cell office:value-type="float" office:value="3532" calcext:value-type="float">
            <text:p>3532,00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6.81" calcext:value-type="float">
            <text:p>6,81</text:p>
          </table:table-cell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]/[.E78]" office:value-type="float" office:value="0.0259923664122137" calcext:value-type="float">
            <text:p>0,025992366</text:p>
          </table:table-cell>
          <table:table-cell table:formula="of:=[.D78]/[.F78]" office:value-type="float" office:value="0.0694897959183674" calcext:value-type="float">
            <text:p>0,069489796</text:p>
          </table:table-cell>
          <table:table-cell table:formula="of:=[.D78]/[.G78]" office:value-type="string" office:string-value="" calcext:value-type="error">
            <text:p>#DIV/0!</text:p>
          </table:table-cell>
          <table:table-cell table:formula="of:=[.D78]/[.H7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3P (Fowler, pp)</text:p>
          </table:table-cell>
          <table:table-cell office:value-type="float" office:value="3757" calcext:value-type="float">
            <text:p>3757,00</text:p>
          </table:table-cell>
          <table:table-cell office:value-type="float" office:value="110" calcext:value-type="float">
            <text:p>110</text:p>
          </table:table-cell>
          <table:table-cell office:value-type="float" office:value="6.81" calcext:value-type="float">
            <text:p>6,81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/[.E79]" office:value-type="float" office:value="0.0442207792207792" calcext:value-type="float">
            <text:p>0,044220779</text:p>
          </table:table-cell>
          <table:table-cell table:formula="of:=[.D79]/[.F79]" office:value-type="float" office:value="0.0694897959183674" calcext:value-type="float">
            <text:p>0,069489796</text:p>
          </table:table-cell>
          <table:table-cell table:formula="of:=[.D79]/[.G79]" office:value-type="string" office:string-value="" calcext:value-type="error">
            <text:p>#DIV/0!</text:p>
          </table:table-cell>
          <table:table-cell table:formula="of:=[.D79]/[.H7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LMS 4P (2cyl)</text:p>
          </table:table-cell>
          <table:table-cell office:value-type="float" office:value="4614" calcext:value-type="float">
            <text:p>4614,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,00</text:p>
          </table:table-cell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]/[.E81]" office:value-type="float" office:value="0.0269360269360269" calcext:value-type="float">
            <text:p>0,026936027</text:p>
          </table:table-cell>
          <table:table-cell table:formula="of:=[.D81]/[.F81]" office:value-type="float" office:value="0.0727272727272727" calcext:value-type="float">
            <text:p>0,072727273</text:p>
          </table:table-cell>
          <table:table-cell table:formula="of:=[.D81]/[.G81]" office:value-type="string" office:string-value="" calcext:value-type="error">
            <text:p>#DIV/0!</text:p>
          </table:table-cell>
          <table:table-cell table:formula="of:=[.D81]/[.H8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4P (3cyl)</text:p>
          </table:table-cell>
          <table:table-cell office:value-type="float" office:value="4956" calcext:value-type="float">
            <text:p>4956,0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,20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/[.E82]" office:value-type="float" office:value="0.0440860215053763" calcext:value-type="float">
            <text:p>0,044086022</text:p>
          </table:table-cell>
          <table:table-cell table:formula="of:=[.D82]/[.F82]" office:value-type="float" office:value="0.0488095238095238" calcext:value-type="float">
            <text:p>0,048809524</text:p>
          </table:table-cell>
          <table:table-cell table:formula="of:=[.D82]/[.G82]" office:value-type="string" office:string-value="" calcext:value-type="error">
            <text:p>#DIV/0!</text:p>
          </table:table-cell>
          <table:table-cell table:formula="of:=[.D82]/[.H8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4P5F Stanier Mogul</text:p>
          </table:table-cell>
          <table:table-cell office:value-type="float" office:value="5532" calcext:value-type="float">
            <text:p>5532,00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,20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]/[.E83]" office:value-type="float" office:value="0.0232294617563739" calcext:value-type="float">
            <text:p>0,023229462</text:p>
          </table:table-cell>
          <table:table-cell table:formula="of:=[.D83]/[.F83]" office:value-type="float" office:value="0.0700854700854701" calcext:value-type="float">
            <text:p>0,070085470</text:p>
          </table:table-cell>
          <table:table-cell table:formula="of:=[.D83]/[.G83]" office:value-type="string" office:string-value="" calcext:value-type="error">
            <text:p>#DIV/0!</text:p>
          </table:table-cell>
          <table:table-cell table:formula="of:=[.D83]/[.H8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MS 5MT Black Five</text:p>
          </table:table-cell>
          <table:table-cell office:value-type="float" office:value="5517" calcext:value-type="float">
            <text:p>5517,00</text:p>
          </table:table-cell>
          <table:table-cell office:value-type="float" office:value="130" calcext:value-type="float">
            <text:p>130</text:p>
          </table:table-cell>
          <table:table-cell office:value-type="float" office:value="20.35" calcext:value-type="float">
            <text:p>20,35</text:p>
          </table:table-cell>
          <table:table-cell office:value-type="float" office:value="460" calcext:value-type="float">
            <text:p>46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]/[.E85]" office:value-type="float" office:value="0.0442391304347826" calcext:value-type="float">
            <text:p>0,044239130</text:p>
          </table:table-cell>
          <table:table-cell table:formula="of:=[.D85]/[.F85]" office:value-type="float" office:value="0.180088495575221" calcext:value-type="float">
            <text:p>0,180088496</text:p>
          </table:table-cell>
          <table:table-cell table:formula="of:=[.D85]/[.G85]" office:value-type="string" office:string-value="" calcext:value-type="error">
            <text:p>#DIV/0!</text:p>
          </table:table-cell>
          <table:table-cell table:formula="of:=[.D85]/[.H8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5XP Jubilee</text:p>
          </table:table-cell>
          <table:table-cell office:value-type="float" office:value="8026" calcext:value-type="float">
            <text:p>8026,00</text:p>
          </table:table-cell>
          <table:table-cell office:value-type="float" office:value="145" calcext:value-type="float">
            <text:p>145</text:p>
          </table:table-cell>
          <table:table-cell office:value-type="float" office:value="13.45" calcext:value-type="float">
            <text:p>13,45</text:p>
          </table:table-cell>
          <table:table-cell office:value-type="float" office:value="441" calcext:value-type="float">
            <text:p>44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]/[.E86]" office:value-type="float" office:value="0.0304988662131519" calcext:value-type="float">
            <text:p>0,030498866</text:p>
          </table:table-cell>
          <table:table-cell table:formula="of:=[.D86]/[.F86]" office:value-type="float" office:value="0.113025210084034" calcext:value-type="float">
            <text:p>0,113025210</text:p>
          </table:table-cell>
          <table:table-cell table:formula="of:=[.D86]/[.G86]" office:value-type="string" office:string-value="" calcext:value-type="error">
            <text:p>#DIV/0!</text:p>
          </table:table-cell>
          <table:table-cell table:formula="of:=[.D86]/[.H8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4364" calcext:value-type="float">
            <text:p>14364,00</text:p>
          </table:table-cell>
          <table:table-cell office:value-type="float" office:value="150" calcext:value-type="float">
            <text:p>150</text:p>
          </table:table-cell>
          <table:table-cell office:value-type="float" office:value="22.44" calcext:value-type="float">
            <text:p>22,44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]/[.E87]" office:value-type="float" office:value="0.0187" calcext:value-type="float">
            <text:p>0,018700000</text:p>
          </table:table-cell>
          <table:table-cell table:formula="of:=[.D87]/[.F87]" office:value-type="float" office:value="0.12195652173913" calcext:value-type="float">
            <text:p>0,121956522</text:p>
          </table:table-cell>
          <table:table-cell table:formula="of:=[.D87]/[.G87]" office:value-type="string" office:string-value="" calcext:value-type="error">
            <text:p>#DIV/0!</text:p>
          </table:table-cell>
          <table:table-cell table:formula="of:=[.D87]/[.H8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sel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7P Princess Royal</text:p>
          </table:table-cell>
          <table:table-cell office:value-type="float" office:value="11819" calcext:value-type="float">
            <text:p>11819,00</text:p>
          </table:table-cell>
          <table:table-cell office:value-type="float" office:value="155" calcext:value-type="float">
            <text:p>155</text:p>
          </table:table-cell>
          <table:table-cell office:value-type="float" office:value="21.78" calcext:value-type="float">
            <text:p>21,78</text:p>
          </table:table-cell>
          <table:table-cell office:value-type="float" office:value="676" calcext:value-type="float">
            <text:p>67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]/[.E88]" office:value-type="float" office:value="0.0322189349112426" calcext:value-type="float">
            <text:p>0,032218935</text:p>
          </table:table-cell>
          <table:table-cell table:formula="of:=[.D88]/[.F88]" office:value-type="float" office:value="0.121675977653631" calcext:value-type="float">
            <text:p>0,121675978</text:p>
          </table:table-cell>
          <table:table-cell table:formula="of:=[.D88]/[.G88]" office:value-type="string" office:string-value="" calcext:value-type="error">
            <text:p>#DIV/0!</text:p>
          </table:table-cell>
          <table:table-cell table:formula="of:=[.D88]/[.H8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MS 7P Princess Coronation</text:p>
          </table:table-cell>
          <table:table-cell office:value-type="float" office:value="12549" calcext:value-type="float">
            <text:p>12549,00</text:p>
          </table:table-cell>
          <table:table-cell office:value-type="float" office:value="160" calcext:value-type="float">
            <text:p>160</text:p>
          </table:table-cell>
          <table:table-cell office:value-type="float" office:value="23.43" calcext:value-type="float">
            <text:p>23,43</text:p>
          </table:table-cell>
          <table:table-cell office:value-type="float" office:value="803" calcext:value-type="float">
            <text:p>8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]/[.E89]" office:value-type="float" office:value="0.0291780821917808" calcext:value-type="float">
            <text:p>0,029178082</text:p>
          </table:table-cell>
          <table:table-cell table:formula="of:=[.D89]/[.F89]" office:value-type="float" office:value="0.130166666666667" calcext:value-type="float">
            <text:p>0,130166667</text:p>
          </table:table-cell>
          <table:table-cell table:formula="of:=[.D89]/[.G89]" office:value-type="string" office:string-value="" calcext:value-type="error">
            <text:p>#DIV/0!</text:p>
          </table:table-cell>
          <table:table-cell table:formula="of:=[.D89]/[.H8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mlined steam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R Q1</text:p>
          </table:table-cell>
          <table:table-cell office:value-type="float" office:value="6225" calcext:value-type="float">
            <text:p>6225,00</text:p>
          </table:table-cell>
          <table:table-cell office:value-type="float" office:value="96" calcext:value-type="float">
            <text:p>96</text:p>
          </table:table-cell>
          <table:table-cell office:value-type="float" office:value="4.62" calcext:value-type="float">
            <text:p>4,62</text:p>
          </table:table-cell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]/[.E91]" office:value-type="float" office:value="0.0141284403669725" calcext:value-type="float">
            <text:p>0,014128440</text:p>
          </table:table-cell>
          <table:table-cell table:formula="of:=[.D91]/[.F91]" office:value-type="float" office:value="0.0347368421052632" calcext:value-type="float">
            <text:p>0,034736842</text:p>
          </table:table-cell>
          <table:table-cell table:formula="of:=[.D91]/[.G91]" office:value-type="string" office:string-value="" calcext:value-type="error">
            <text:p>#DIV/0!</text:p>
          </table:table-cell>
          <table:table-cell table:formula="of:=[.D91]/[.H9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 Bulleid CC</text:p>
          </table:table-cell>
          <table:table-cell office:value-type="float" office:value="4323" calcext:value-type="float">
            <text:p>4323,00</text:p>
          </table:table-cell>
          <table:table-cell office:value-type="float" office:value="120" calcext:value-type="float">
            <text:p>120</text:p>
          </table:table-cell>
          <table:table-cell office:value-type="float" office:value="9.35" calcext:value-type="float">
            <text:p>9,35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/[.E92]" office:value-type="float" office:value="0.0085" calcext:value-type="float">
            <text:p>0,008500000</text:p>
          </table:table-cell>
          <table:table-cell table:formula="of:=[.D92]/[.F92]" office:value-type="float" office:value="0.0525280898876405" calcext:value-type="float">
            <text:p>0,052528090</text:p>
          </table:table-cell>
          <table:table-cell table:formula="of:=[.D92]/[.G92]" office:value-type="string" office:string-value="" calcext:value-type="error">
            <text:p>#DIV/0!</text:p>
          </table:table-cell>
          <table:table-cell table:formula="of:=[.D92]/[.H9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rail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lleid 1-Co-Co-1</text:p>
          </table:table-cell>
          <table:table-cell office:value-type="float" office:value="14375" calcext:value-type="float">
            <text:p>14375,00</text:p>
          </table:table-cell>
          <table:table-cell office:value-type="float" office:value="140" calcext:value-type="float">
            <text:p>140</text:p>
          </table:table-cell>
          <table:table-cell office:value-type="float" office:value="22.34" calcext:value-type="float">
            <text:p>22,34</text:p>
          </table:table-cell>
          <table:table-cell office:value-type="float" office:value="1300" calcext:value-type="float">
            <text:p>130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]/[.E93]" office:value-type="float" office:value="0.0171846153846154" calcext:value-type="float">
            <text:p>0,017184615</text:p>
          </table:table-cell>
          <table:table-cell table:formula="of:=[.D93]/[.F93]" office:value-type="float" office:value="0.104392523364486" calcext:value-type="float">
            <text:p>0,104392523</text:p>
          </table:table-cell>
          <table:table-cell table:formula="of:=[.D93]/[.G93]" office:value-type="string" office:string-value="" calcext:value-type="error">
            <text:p>#DIV/0!</text:p>
          </table:table-cell>
          <table:table-cell table:formula="of:=[.D93]/[.H9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sel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 Leader</text:p>
          </table:table-cell>
          <table:table-cell office:value-type="float" office:value="122872" calcext:value-type="float">
            <text:p>122872,00</text:p>
          </table:table-cell>
          <table:table-cell office:value-type="float" office:value="140" calcext:value-type="float">
            <text:p>140</text:p>
          </table:table-cell>
          <table:table-cell office:value-type="float" office:value="4.75" calcext:value-type="float">
            <text:p>4,75</text:p>
          </table:table-cell>
          <table:table-cell office:value-type="float" office:value="512" calcext:value-type="float">
            <text:p>51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]/[.E94]" office:value-type="float" office:value="0.00927734375" calcext:value-type="float">
            <text:p>0,009277344</text:p>
          </table:table-cell>
          <table:table-cell table:formula="of:=[.D94]/[.F94]" office:value-type="float" office:value="0.0405982905982906" calcext:value-type="float">
            <text:p>0,040598291</text:p>
          </table:table-cell>
          <table:table-cell table:formula="of:=[.D94]/[.G94]" office:value-type="string" office:string-value="" calcext:value-type="error">
            <text:p>#DIV/0!</text:p>
          </table:table-cell>
          <table:table-cell table:formula="of:=[.D94]/[.H9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 V Schools</text:p>
          </table:table-cell>
          <table:table-cell office:value-type="float" office:value="10080" calcext:value-type="float">
            <text:p>10080,00</text:p>
          </table:table-cell>
          <table:table-cell office:value-type="float" office:value="153" calcext:value-type="float">
            <text:p>153</text:p>
          </table:table-cell>
          <table:table-cell office:value-type="float" office:value="16.25" calcext:value-type="float">
            <text:p>16,25</text:p>
          </table:table-cell>
          <table:table-cell office:value-type="float" office:value="403" calcext:value-type="float">
            <text:p>40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]/[.E95]" office:value-type="float" office:value="0.0403225806451613" calcext:value-type="float">
            <text:p>0,040322581</text:p>
          </table:table-cell>
          <table:table-cell table:formula="of:=[.D95]/[.F95]" office:value-type="float" office:value="0.145089285714286" calcext:value-type="float">
            <text:p>0,145089286</text:p>
          </table:table-cell>
          <table:table-cell table:formula="of:=[.D95]/[.G95]" office:value-type="string" office:string-value="" calcext:value-type="error">
            <text:p>#DIV/0!</text:p>
          </table:table-cell>
          <table:table-cell table:formula="of:=[.D95]/[.H9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 West Country</text:p>
          </table:table-cell>
          <table:table-cell office:value-type="float" office:value="11520" calcext:value-type="float">
            <text:p>11520,00</text:p>
          </table:table-cell>
          <table:table-cell office:value-type="float" office:value="155" calcext:value-type="float">
            <text:p>155</text:p>
          </table:table-cell>
          <table:table-cell office:value-type="float" office:value="19.5" calcext:value-type="float">
            <text:p>19,50</text:p>
          </table:table-cell>
          <table:table-cell office:value-type="float" office:value="471" calcext:value-type="float">
            <text:p>47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]/[.E96]" office:value-type="float" office:value="0.0414012738853503" calcext:value-type="float">
            <text:p>0,041401274</text:p>
          </table:table-cell>
          <table:table-cell table:formula="of:=[.D96]/[.F96]" office:value-type="float" office:value="0.142335766423358" calcext:value-type="float">
            <text:p>0,142335766</text:p>
          </table:table-cell>
          <table:table-cell table:formula="of:=[.D96]/[.G96]" office:value-type="string" office:string-value="" calcext:value-type="error">
            <text:p>#DIV/0!</text:p>
          </table:table-cell>
          <table:table-cell table:formula="of:=[.D96]/[.H9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R Merchant Navy</text:p>
          </table:table-cell>
          <table:table-cell office:value-type="float" office:value="12872" calcext:value-type="float">
            <text:p>12872,00</text:p>
          </table:table-cell>
          <table:table-cell office:value-type="float" office:value="160" calcext:value-type="float">
            <text:p>160</text:p>
          </table:table-cell>
          <table:table-cell office:value-type="float" office:value="27.75" calcext:value-type="float">
            <text:p>27,75</text:p>
          </table:table-cell>
          <table:table-cell office:value-type="float" office:value="629" calcext:value-type="float">
            <text:p>62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]/[.E97]" office:value-type="float" office:value="0.0441176470588235" calcext:value-type="float">
            <text:p>0,044117647</text:p>
          </table:table-cell>
          <table:table-cell table:formula="of:=[.D97]/[.F97]" office:value-type="float" office:value="0.166167664670659" calcext:value-type="float">
            <text:p>0,166167665</text:p>
          </table:table-cell>
          <table:table-cell table:formula="of:=[.D97]/[.G97]" office:value-type="string" office:string-value="" calcext:value-type="error">
            <text:p>#DIV/0!</text:p>
          </table:table-cell>
          <table:table-cell table:formula="of:=[.D97]/[.H9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mlined steam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4918" calcext:value-type="float">
            <text:p>4918,00</text:p>
          </table:table-cell>
          <table:table-cell office:value-type="float" office:value="110" calcext:value-type="float">
            <text:p>110</text:p>
          </table:table-cell>
          <table:table-cell office:value-type="float" office:value="6.34" calcext:value-type="float">
            <text:p>6,34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]/[.E99]" office:value-type="float" office:value="0.0102755267423015" calcext:value-type="float">
            <text:p>0,010275527</text:p>
          </table:table-cell>
          <table:table-cell table:formula="of:=[.D99]/[.F99]" office:value-type="float" office:value="0.041437908496732" calcext:value-type="float">
            <text:p>0,041437908</text:p>
          </table:table-cell>
          <table:table-cell table:formula="of:=[.D99]/[.G99]" office:value-type="string" office:string-value="" calcext:value-type="error">
            <text:p>#DIV/0!</text:p>
          </table:table-cell>
          <table:table-cell table:formula="of:=[.D99]/[.H9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sel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 7MT Britannia</text:p>
          </table:table-cell>
          <table:table-cell office:value-type="float" office:value="12311" calcext:value-type="float">
            <text:p>12311,00</text:p>
          </table:table-cell>
          <table:table-cell office:value-type="float" office:value="160" calcext:value-type="float">
            <text:p>160</text:p>
          </table:table-cell>
          <table:table-cell office:value-type="float" office:value="17.32" calcext:value-type="float">
            <text:p>17,32</text:p>
          </table:table-cell>
          <table:table-cell office:value-type="float" office:value="601" calcext:value-type="float">
            <text:p>60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0]/[.E100]" office:value-type="float" office:value="0.0288186356073211" calcext:value-type="float">
            <text:p>0,028818636</text:p>
          </table:table-cell>
          <table:table-cell table:formula="of:=[.D100]/[.F100]" office:value-type="float" office:value="0.121118881118881" calcext:value-type="float">
            <text:p>0,121118881</text:p>
          </table:table-cell>
          <table:table-cell table:formula="of:=[.D100]/[.G100]" office:value-type="string" office:string-value="" calcext:value-type="error">
            <text:p>#DIV/0!</text:p>
          </table:table-cell>
          <table:table-cell table:formula="of:=[.D100]/[.H10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m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>
        <table:table-column table:style-name="co12" table:default-cell-style-name="Default"/>
        <table:table-column table:style-name="co12" table:default-cell-style-name="ce10"/>
        <table:table-column table:style-name="co12" table:default-cell-style-name="Default"/>
        <table:table-column table:style-name="co13" table:default-cell-style-name="Default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0"/>
        <table:table-column table:style-name="co19" table:default-cell-style-name="ce10"/>
        <table:table-row table:style-name="ro1">
          <table:table-cell office:value-type="string" calcext:value-type="string">
            <text:p>speed (km/h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weight (t)</text:p>
          </table:table-cell>
          <table:table-cell office:value-type="string" calcext:value-type="string">
            <text:p>kinetic energy (J)</text:p>
          </table:table-cell>
          <table:table-cell office:value-type="string" calcext:value-type="string">
            <text:p>normal brake distance (m)</text:p>
          </table:table-cell>
          <table:table-cell office:value-type="string" calcext:value-type="string">
            <text:p>emergency brake</text:p>
          </table:table-cell>
          <table:table-cell office:value-type="string" calcext:value-type="string">
            <text:p>braking force normal (N)</text:p>
          </table:table-cell>
          <table:table-cell office:value-type="string" calcext:value-type="string">
            <text:p>braking force normal (kN)</text:p>
          </table:table-cell>
          <table:table-cell office:value-type="string" calcext:value-type="string">
            <text:p>braking force emergency</text:p>
          </table:table-cell>
          <table:table-cell office:value-type="string" calcext:value-type="string">
            <text:p>Decceleration (m/s^2)</text:p>
          </table:table-cell>
          <table:table-cell office:value-type="string" calcext:value-type="string">
            <text:p>emergency decceleration</text:p>
          </table:table-cell>
        </table:table-row>
        <table:table-row table:style-name="ro1">
          <table:table-cell office:value-type="string" calcext:value-type="string">
            <text:p>T3, produced 1962–1997, not articulated (PCC), 2 bogies, 4 axles, 4 engines 40 kW each, mechanic brake, emergency magnetic brake, braking by engine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/3.6" office:value-type="float" office:value="4.16666666666667" calcext:value-type="float">
            <text:p>4.17</text:p>
          </table:table-cell>
          <table:table-cell office:value-type="float" office:value="16000" calcext:value-type="float">
            <text:p>16000</text:p>
          </table:table-cell>
          <table:table-cell table:formula="of:=[.C3]/1000" office:value-type="float" office:value="16" calcext:value-type="float">
            <text:p>16</text:p>
          </table:table-cell>
          <table:table-cell table:formula="of:=0.5*[.C3]*[.B3]^2" office:value-type="float" office:value="138888.888888889" calcext:value-type="float">
            <text:p>1388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3]/[.F3]" office:value-type="float" office:value="19841.2698412698" calcext:value-type="float">
            <text:p>19841</text:p>
          </table:table-cell>
          <table:table-cell table:formula="of:=[.H3]/1000" office:value-type="float" office:value="19.8412698412698" calcext:value-type="float">
            <text:p>20</text:p>
          </table:table-cell>
          <table:table-cell table:formula="of:=[.E3]/[.G3]" office:value-type="float" office:value="23148.1481481481" calcext:value-type="float">
            <text:p>23148</text:p>
          </table:table-cell>
          <table:table-cell table:formula="of:=[.H3]/[.C3]" office:value-type="float" office:value="1.24007936507937" calcext:value-type="float">
            <text:p>1.24</text:p>
          </table:table-cell>
          <table:table-cell table:formula="of:=[.J3]/[.C3]" office:value-type="float" office:value="1.44675925925926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/3.6" office:value-type="float" office:value="4.16666666666667" calcext:value-type="float">
            <text:p>4.17</text:p>
          </table:table-cell>
          <table:table-cell office:value-type="float" office:value="27500" calcext:value-type="float">
            <text:p>27500</text:p>
          </table:table-cell>
          <table:table-cell table:formula="of:=[.C4]/1000" office:value-type="float" office:value="27.5" calcext:value-type="float">
            <text:p>27.5</text:p>
          </table:table-cell>
          <table:table-cell table:formula="of:=0.5*[.C4]*[.B4]^2" office:value-type="float" office:value="238715.277777778" calcext:value-type="float">
            <text:p>2387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4]/[.F4]" office:value-type="float" office:value="23871.5277777778" calcext:value-type="float">
            <text:p>23872</text:p>
          </table:table-cell>
          <table:table-cell table:formula="of:=[.H4]/1000" office:value-type="float" office:value="23.8715277777778" calcext:value-type="float">
            <text:p>24</text:p>
          </table:table-cell>
          <table:table-cell table:formula="of:=[.E4]/[.G4]" office:value-type="float" office:value="39785.8796296296" calcext:value-type="float">
            <text:p>39786</text:p>
          </table:table-cell>
          <table:table-cell table:formula="of:=[.H4]/[.C4]" office:value-type="float" office:value="0.868055555555556" calcext:value-type="float">
            <text:p>0.87</text:p>
          </table:table-cell>
          <table:table-cell table:formula="of:=[.J4]/[.C4]" office:value-type="float" office:value="1.44675925925926" calcext:value-type="float">
            <text:p>1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5]/3.6" office:value-type="float" office:value="6.94444444444444" calcext:value-type="float">
            <text:p>6.94</text:p>
          </table:table-cell>
          <table:table-cell office:value-type="float" office:value="16000" calcext:value-type="float">
            <text:p>16000</text:p>
          </table:table-cell>
          <table:table-cell table:formula="of:=[.C5]/1000" office:value-type="float" office:value="16" calcext:value-type="float">
            <text:p>16</text:p>
          </table:table-cell>
          <table:table-cell table:formula="of:=0.5*[.C5]*[.B5]^2" office:value-type="float" office:value="385802.469135802" calcext:value-type="float">
            <text:p>38580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E5]/[.F5]" office:value-type="float" office:value="24112.6543209877" calcext:value-type="float">
            <text:p>24113</text:p>
          </table:table-cell>
          <table:table-cell table:formula="of:=[.H5]/1000" office:value-type="float" office:value="24.1126543209877" calcext:value-type="float">
            <text:p>24</text:p>
          </table:table-cell>
          <table:table-cell table:formula="of:=[.E5]/[.G5]" office:value-type="float" office:value="35072.9517396184" calcext:value-type="float">
            <text:p>35073</text:p>
          </table:table-cell>
          <table:table-cell table:formula="of:=[.H5]/[.C5]" office:value-type="float" office:value="1.50704089506173" calcext:value-type="float">
            <text:p>1.51</text:p>
          </table:table-cell>
          <table:table-cell table:formula="of:=[.J5]/[.C5]" office:value-type="float" office:value="2.19205948372615" calcext:value-type="float">
            <text:p>2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/3.6" office:value-type="float" office:value="6.94444444444444" calcext:value-type="float">
            <text:p>6.94</text:p>
          </table:table-cell>
          <table:table-cell office:value-type="float" office:value="27500" calcext:value-type="float">
            <text:p>27500</text:p>
          </table:table-cell>
          <table:table-cell table:formula="of:=[.C6]/1000" office:value-type="float" office:value="27.5" calcext:value-type="float">
            <text:p>27.5</text:p>
          </table:table-cell>
          <table:table-cell table:formula="of:=0.5*[.C6]*[.B6]^2" office:value-type="float" office:value="663097.993827161" calcext:value-type="float">
            <text:p>66309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E6]/[.F6]" office:value-type="float" office:value="27629.0830761317" calcext:value-type="float">
            <text:p>27629</text:p>
          </table:table-cell>
          <table:table-cell table:formula="of:=[.H6]/1000" office:value-type="float" office:value="27.6290830761317" calcext:value-type="float">
            <text:p>28</text:p>
          </table:table-cell>
          <table:table-cell table:formula="of:=[.E6]/[.G6]" office:value-type="float" office:value="39005.7643427741" calcext:value-type="float">
            <text:p>39006</text:p>
          </table:table-cell>
          <table:table-cell table:formula="of:=[.H6]/[.C6]" office:value-type="float" office:value="1.00469393004115" calcext:value-type="float">
            <text:p>1.00</text:p>
          </table:table-cell>
          <table:table-cell table:formula="of:=[.J6]/[.C6]" office:value-type="float" office:value="1.41839143064633" calcext:value-type="float">
            <text:p>1.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/3.6" office:value-type="float" office:value="11.1111111111111" calcext:value-type="float">
            <text:p>11.11</text:p>
          </table:table-cell>
          <table:table-cell office:value-type="float" office:value="16000" calcext:value-type="float">
            <text:p>16000</text:p>
          </table:table-cell>
          <table:table-cell table:formula="of:=[.C7]/1000" office:value-type="float" office:value="16" calcext:value-type="float">
            <text:p>16</text:p>
          </table:table-cell>
          <table:table-cell table:formula="of:=0.5*[.C7]*[.B7]^2" office:value-type="float" office:value="987654.320987654" calcext:value-type="float">
            <text:p>98765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formula="of:=[.E7]/[.F7]" office:value-type="float" office:value="24089.1297801867" calcext:value-type="float">
            <text:p>24089</text:p>
          </table:table-cell>
          <table:table-cell table:formula="of:=[.H7]/1000" office:value-type="float" office:value="24.0891297801867" calcext:value-type="float">
            <text:p>24</text:p>
          </table:table-cell>
          <table:table-cell table:formula="of:=[.E7]/[.G7]" office:value-type="float" office:value="37986.7046533713" calcext:value-type="float">
            <text:p>37987</text:p>
          </table:table-cell>
          <table:table-cell table:formula="of:=[.H7]/[.C7]" office:value-type="float" office:value="1.50557061126167" calcext:value-type="float">
            <text:p>1.51</text:p>
          </table:table-cell>
          <table:table-cell table:formula="of:=[.J7]/[.C7]" office:value-type="float" office:value="2.37416904083571" calcext:value-type="float">
            <text:p>2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]/3.6" office:value-type="float" office:value="11.1111111111111" calcext:value-type="float">
            <text:p>11.11</text:p>
          </table:table-cell>
          <table:table-cell office:value-type="float" office:value="27500" calcext:value-type="float">
            <text:p>27500</text:p>
          </table:table-cell>
          <table:table-cell table:formula="of:=[.C8]/1000" office:value-type="float" office:value="27.5" calcext:value-type="float">
            <text:p>27.5</text:p>
          </table:table-cell>
          <table:table-cell table:formula="of:=0.5*[.C8]*[.B8]^2" office:value-type="float" office:value="1697530.86419753" calcext:value-type="float">
            <text:p>169753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[.E8]/[.F8]" office:value-type="float" office:value="29267.7735206471" calcext:value-type="float">
            <text:p>29268</text:p>
          </table:table-cell>
          <table:table-cell table:formula="of:=[.H8]/1000" office:value-type="float" office:value="29.2677735206471" calcext:value-type="float">
            <text:p>29</text:p>
          </table:table-cell>
          <table:table-cell table:formula="of:=[.E8]/[.G8]" office:value-type="float" office:value="43526.4324153213" calcext:value-type="float">
            <text:p>43526</text:p>
          </table:table-cell>
          <table:table-cell table:formula="of:=[.H8]/[.C8]" office:value-type="float" office:value="1.06428267347808" calcext:value-type="float">
            <text:p>1.06</text:p>
          </table:table-cell>
          <table:table-cell table:formula="of:=[.J8]/[.C8]" office:value-type="float" office:value="1.58277936055714" calcext:value-type="float">
            <text:p>1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]/3.6" office:value-type="float" office:value="15.2777777777778" calcext:value-type="float">
            <text:p>15.28</text:p>
          </table:table-cell>
          <table:table-cell office:value-type="float" office:value="16000" calcext:value-type="float">
            <text:p>16000</text:p>
          </table:table-cell>
          <table:table-cell table:formula="of:=[.C9]/1000" office:value-type="float" office:value="16" calcext:value-type="float">
            <text:p>16</text:p>
          </table:table-cell>
          <table:table-cell table:formula="of:=0.5*[.C9]*[.B9]^2" office:value-type="float" office:value="1867283.95061728" calcext:value-type="float">
            <text:p>186728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formula="of:=[.E9]/[.F9]" office:value-type="float" office:value="24250.4409171076" calcext:value-type="float">
            <text:p>24250</text:p>
          </table:table-cell>
          <table:table-cell table:formula="of:=[.H9]/1000" office:value-type="float" office:value="24.2504409171076" calcext:value-type="float">
            <text:p>24</text:p>
          </table:table-cell>
          <table:table-cell table:formula="of:=[.E9]/[.G9]" office:value-type="float" office:value="38107.8357268833" calcext:value-type="float">
            <text:p>38108</text:p>
          </table:table-cell>
          <table:table-cell table:formula="of:=[.H9]/[.C9]" office:value-type="float" office:value="1.51565255731922" calcext:value-type="float">
            <text:p>1.52</text:p>
          </table:table-cell>
          <table:table-cell table:formula="of:=[.J9]/[.C9]" office:value-type="float" office:value="2.38173973293021" calcext:value-type="float">
            <text:p>2.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0]/3.6" office:value-type="float" office:value="15.2777777777778" calcext:value-type="float">
            <text:p>15.28</text:p>
          </table:table-cell>
          <table:table-cell office:value-type="float" office:value="27500" calcext:value-type="float">
            <text:p>27500</text:p>
          </table:table-cell>
          <table:table-cell table:formula="of:=[.C10]/1000" office:value-type="float" office:value="27.5" calcext:value-type="float">
            <text:p>27.5</text:p>
          </table:table-cell>
          <table:table-cell table:formula="of:=0.5*[.C10]*[.B10]^2" office:value-type="float" office:value="3209394.29012346" calcext:value-type="float">
            <text:p>320939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formula="of:=[.E10]/[.F10]" office:value-type="float" office:value="30565.6599059377" calcext:value-type="float">
            <text:p>30566</text:p>
          </table:table-cell>
          <table:table-cell table:formula="of:=[.H10]/1000" office:value-type="float" office:value="30.5656599059377" calcext:value-type="float">
            <text:p>31</text:p>
          </table:table-cell>
          <table:table-cell table:formula="of:=[.E10]/[.G10]" office:value-type="float" office:value="42791.9238683128" calcext:value-type="float">
            <text:p>42792</text:p>
          </table:table-cell>
          <table:table-cell table:formula="of:=[.H10]/[.C10]" office:value-type="float" office:value="1.1114785420341" calcext:value-type="float">
            <text:p>1.11</text:p>
          </table:table-cell>
          <table:table-cell table:formula="of:=[.J10]/[.C10]" office:value-type="float" office:value="1.55606995884774" calcext:value-type="float">
            <text:p>1.56</text:p>
          </table:table-cell>
        </table:table-row>
        <table:table-row table:style-name="ro1">
          <table:table-cell table:number-columns-repeated="3"/>
          <table:table-cell table:formula="of:=[.C11]/1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H3:.H10] )" office:value-type="float" office:value="25453.4423925058" calcext:value-type="float">
            <text:p>25453</text:p>
          </table:table-cell>
          <table:table-cell table:formula="of:=[.H11]/1000" office:value-type="float" office:value="25.4534423925058" calcext:value-type="float">
            <text:p>25</text:p>
          </table:table-cell>
          <table:table-cell table:formula="of:=AVERAGE([.J3:.J10] )" office:value-type="float" office:value="37428.2050655074" calcext:value-type="float">
            <text:p>37428</text:p>
          </table:table-cell>
          <table:table-cell table:formula="of:=AVERAGE([.K3:.K10] )" office:value-type="float" office:value="1.22710676622886" calcext:value-type="float">
            <text:p>1.23</text:p>
          </table:table-cell>
          <table:table-cell table:formula="of:=AVERAGE([.L3:.L10] )" office:value-type="float" office:value="1.79984094075773" calcext:value-type="float">
            <text:p>1.80</text:p>
          </table:table-cell>
        </table:table-row>
        <table:table-row table:style-name="ro1">
          <table:table-cell office:value-type="string" calcext:value-type="string">
            <text:p>speed (km/h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weight (kg)</text:p>
          </table:table-cell>
          <table:table-cell/>
          <table:table-cell office:value-type="string" calcext:value-type="string">
            <text:p>kinetic energy (J)</text:p>
          </table:table-cell>
          <table:table-cell office:value-type="string" calcext:value-type="string">
            <text:p>normal brake distance (m)</text:p>
          </table:table-cell>
          <table:table-cell office:value-type="string" calcext:value-type="string">
            <text:p>emergency brake</text:p>
          </table:table-cell>
          <table:table-cell office:value-type="string" calcext:value-type="string">
            <text:p>braking force normal (N)</text:p>
          </table:table-cell>
          <table:table-cell/>
          <table:table-cell office:value-type="string" calcext:value-type="string">
            <text:p>braking force emergency</text:p>
          </table:table-cell>
          <table:table-cell office:value-type="string" calcext:value-type="string">
            <text:p>Decceleration (m/s^2)</text:p>
          </table:table-cell>
          <table:table-cell office:value-type="string" calcext:value-type="string">
            <text:p>emergency decceleration</text:p>
          </table:table-cell>
        </table:table-row>
        <table:table-row table:style-name="ro1">
          <table:table-cell office:value-type="string" calcext:value-type="string">
            <text:p>T3M, upgrade of T3 </text:p>
          </table:table-cell>
          <table:table-cell table:number-columns-repeated="2"/>
          <table:table-cell table:formula="of:=[.C13]/1000" office:value-type="float" office:value="0" calcext:value-type="float">
            <text:p>0</text:p>
          </table:table-cell>
          <table:table-cell table:number-columns-repeated="4"/>
          <table:table-cell table:formula="of:=[.H13]/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]/3.6" office:value-type="float" office:value="4.16666666666667" calcext:value-type="float">
            <text:p>4.17</text:p>
          </table:table-cell>
          <table:table-cell office:value-type="float" office:value="17000" calcext:value-type="float">
            <text:p>17000</text:p>
          </table:table-cell>
          <table:table-cell table:formula="of:=[.C14]/1000" office:value-type="float" office:value="17" calcext:value-type="float">
            <text:p>17</text:p>
          </table:table-cell>
          <table:table-cell table:formula="of:=0.5*[.C14]*[.B14]^2" office:value-type="float" office:value="147569.444444444" calcext:value-type="float">
            <text:p>1475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4]/[.F14]" office:value-type="float" office:value="24594.9074074074" calcext:value-type="float">
            <text:p>24595</text:p>
          </table:table-cell>
          <table:table-cell table:formula="of:=[.H14]/1000" office:value-type="float" office:value="24.5949074074074" calcext:value-type="float">
            <text:p>25</text:p>
          </table:table-cell>
          <table:table-cell table:formula="of:=[.E14]/[.G14]" office:value-type="float" office:value="36892.3611111111" calcext:value-type="float">
            <text:p>36892</text:p>
          </table:table-cell>
          <table:table-cell table:formula="of:=[.H14]/[.C14]" office:value-type="float" office:value="1.44675925925926" calcext:value-type="float">
            <text:p>1.45</text:p>
          </table:table-cell>
          <table:table-cell table:formula="of:=[.J14]/[.C14]" office:value-type="float" office:value="2.17013888888889" calcext:value-type="float">
            <text:p>2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/3.6" office:value-type="float" office:value="4.16666666666667" calcext:value-type="float">
            <text:p>4.17</text:p>
          </table:table-cell>
          <table:table-cell office:value-type="float" office:value="28500" calcext:value-type="float">
            <text:p>28500</text:p>
          </table:table-cell>
          <table:table-cell table:formula="of:=[.C15]/1000" office:value-type="float" office:value="28.5" calcext:value-type="float">
            <text:p>28.5</text:p>
          </table:table-cell>
          <table:table-cell table:formula="of:=0.5*[.C15]*[.B15]^2" office:value-type="float" office:value="247395.833333333" calcext:value-type="float">
            <text:p>2473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15]/[.F15]" office:value-type="float" office:value="27488.4259259259" calcext:value-type="float">
            <text:p>27488</text:p>
          </table:table-cell>
          <table:table-cell table:formula="of:=[.H15]/1000" office:value-type="float" office:value="27.4884259259259" calcext:value-type="float">
            <text:p>27</text:p>
          </table:table-cell>
          <table:table-cell table:formula="of:=[.E15]/[.G15]" office:value-type="float" office:value="41232.6388888889" calcext:value-type="float">
            <text:p>41233</text:p>
          </table:table-cell>
          <table:table-cell table:formula="of:=[.H15]/[.C15]" office:value-type="float" office:value="0.964506172839506" calcext:value-type="float">
            <text:p>0.96</text:p>
          </table:table-cell>
          <table:table-cell table:formula="of:=[.J15]/[.C15]" office:value-type="float" office:value="1.44675925925926" calcext:value-type="float">
            <text:p>1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6]/3.6" office:value-type="float" office:value="6.94444444444444" calcext:value-type="float">
            <text:p>6.94</text:p>
          </table:table-cell>
          <table:table-cell office:value-type="float" office:value="17000" calcext:value-type="float">
            <text:p>17000</text:p>
          </table:table-cell>
          <table:table-cell table:formula="of:=[.C16]/1000" office:value-type="float" office:value="17" calcext:value-type="float">
            <text:p>17</text:p>
          </table:table-cell>
          <table:table-cell table:formula="of:=0.5*[.C16]*[.B16]^2" office:value-type="float" office:value="409915.12345679" calcext:value-type="float">
            <text:p>4099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16]/[.F16]" office:value-type="float" office:value="27327.6748971193" calcext:value-type="float">
            <text:p>27328</text:p>
          </table:table-cell>
          <table:table-cell table:formula="of:=[.H16]/1000" office:value-type="float" office:value="27.3276748971193" calcext:value-type="float">
            <text:p>27</text:p>
          </table:table-cell>
          <table:table-cell table:formula="of:=[.E16]/[.G16]" office:value-type="float" office:value="40991.512345679" calcext:value-type="float">
            <text:p>40992</text:p>
          </table:table-cell>
          <table:table-cell table:formula="of:=[.H16]/[.C16]" office:value-type="float" office:value="1.60751028806584" calcext:value-type="float">
            <text:p>1.61</text:p>
          </table:table-cell>
          <table:table-cell table:formula="of:=[.J16]/[.C16]" office:value-type="float" office:value="2.41126543209877" calcext:value-type="float">
            <text:p>2.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7]/3.6" office:value-type="float" office:value="6.94444444444444" calcext:value-type="float">
            <text:p>6.94</text:p>
          </table:table-cell>
          <table:table-cell office:value-type="float" office:value="28500" calcext:value-type="float">
            <text:p>28500</text:p>
          </table:table-cell>
          <table:table-cell table:formula="of:=[.C17]/1000" office:value-type="float" office:value="28.5" calcext:value-type="float">
            <text:p>28.5</text:p>
          </table:table-cell>
          <table:table-cell table:formula="of:=0.5*[.C17]*[.B17]^2" office:value-type="float" office:value="687210.648148148" calcext:value-type="float">
            <text:p>68721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E17]/[.F17]" office:value-type="float" office:value="27488.4259259259" calcext:value-type="float">
            <text:p>27488</text:p>
          </table:table-cell>
          <table:table-cell table:formula="of:=[.H17]/1000" office:value-type="float" office:value="27.4884259259259" calcext:value-type="float">
            <text:p>27</text:p>
          </table:table-cell>
          <table:table-cell table:formula="of:=[.E17]/[.G17]" office:value-type="float" office:value="42950.6655092593" calcext:value-type="float">
            <text:p>42951</text:p>
          </table:table-cell>
          <table:table-cell table:formula="of:=[.H17]/[.C17]" office:value-type="float" office:value="0.964506172839506" calcext:value-type="float">
            <text:p>0.96</text:p>
          </table:table-cell>
          <table:table-cell table:formula="of:=[.J17]/[.C17]" office:value-type="float" office:value="1.50704089506173" calcext:value-type="float">
            <text:p>1.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8]/3.6" office:value-type="float" office:value="11.1111111111111" calcext:value-type="float">
            <text:p>11.11</text:p>
          </table:table-cell>
          <table:table-cell office:value-type="float" office:value="17000" calcext:value-type="float">
            <text:p>17000</text:p>
          </table:table-cell>
          <table:table-cell table:formula="of:=[.C18]/1000" office:value-type="float" office:value="17" calcext:value-type="float">
            <text:p>17</text:p>
          </table:table-cell>
          <table:table-cell table:formula="of:=0.5*[.C18]*[.B18]^2" office:value-type="float" office:value="1049382.71604938" calcext:value-type="float">
            <text:p>104938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formula="of:=[.E18]/[.F18]" office:value-type="float" office:value="23849.6071829405" calcext:value-type="float">
            <text:p>23850</text:p>
          </table:table-cell>
          <table:table-cell table:formula="of:=[.H18]/1000" office:value-type="float" office:value="23.8496071829405" calcext:value-type="float">
            <text:p>24</text:p>
          </table:table-cell>
          <table:table-cell table:formula="of:=[.E18]/[.G18]" office:value-type="float" office:value="38866.0265203475" calcext:value-type="float">
            <text:p>38866</text:p>
          </table:table-cell>
          <table:table-cell table:formula="of:=[.H18]/[.C18]" office:value-type="float" office:value="1.40291806958474" calcext:value-type="float">
            <text:p>1.40</text:p>
          </table:table-cell>
          <table:table-cell table:formula="of:=[.J18]/[.C18]" office:value-type="float" office:value="2.28623685413809" calcext:value-type="float">
            <text:p>2.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9]/3.6" office:value-type="float" office:value="11.1111111111111" calcext:value-type="float">
            <text:p>11.11</text:p>
          </table:table-cell>
          <table:table-cell office:value-type="float" office:value="28500" calcext:value-type="float">
            <text:p>28500</text:p>
          </table:table-cell>
          <table:table-cell table:formula="of:=[.C19]/1000" office:value-type="float" office:value="28.5" calcext:value-type="float">
            <text:p>28.5</text:p>
          </table:table-cell>
          <table:table-cell table:formula="of:=0.5*[.C19]*[.B19]^2" office:value-type="float" office:value="1759259.25925926" calcext:value-type="float">
            <text:p>175925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formula="of:=[.E19]/[.F19]" office:value-type="float" office:value="25496.5110037574" calcext:value-type="float">
            <text:p>25497</text:p>
          </table:table-cell>
          <table:table-cell table:formula="of:=[.H19]/1000" office:value-type="float" office:value="25.4965110037574" calcext:value-type="float">
            <text:p>25</text:p>
          </table:table-cell>
          <table:table-cell table:formula="of:=[.E19]/[.G19]" office:value-type="float" office:value="41887.1252204585" calcext:value-type="float">
            <text:p>41887</text:p>
          </table:table-cell>
          <table:table-cell table:formula="of:=[.H19]/[.C19]" office:value-type="float" office:value="0.894614421184469" calcext:value-type="float">
            <text:p>0.89</text:p>
          </table:table-cell>
          <table:table-cell table:formula="of:=[.J19]/[.C19]" office:value-type="float" office:value="1.46972369194591" calcext:value-type="float">
            <text:p>1.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0]/3.6" office:value-type="float" office:value="15.2777777777778" calcext:value-type="float">
            <text:p>15.28</text:p>
          </table:table-cell>
          <table:table-cell office:value-type="float" office:value="17000" calcext:value-type="float">
            <text:p>17000</text:p>
          </table:table-cell>
          <table:table-cell table:formula="of:=[.C20]/1000" office:value-type="float" office:value="17" calcext:value-type="float">
            <text:p>17</text:p>
          </table:table-cell>
          <table:table-cell table:formula="of:=0.5*[.C20]*[.B20]^2" office:value-type="float" office:value="1983989.19753086" calcext:value-type="float">
            <text:p>1983989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formula="of:=[.E20]/[.F20]" office:value-type="float" office:value="20884.0968161144" calcext:value-type="float">
            <text:p>20884</text:p>
          </table:table-cell>
          <table:table-cell table:formula="of:=[.H20]/1000" office:value-type="float" office:value="20.8840968161144" calcext:value-type="float">
            <text:p>21</text:p>
          </table:table-cell>
          <table:table-cell table:formula="of:=[.E20]/[.G20]" office:value-type="float" office:value="34806.8280268573" calcext:value-type="float">
            <text:p>34807</text:p>
          </table:table-cell>
          <table:table-cell table:formula="of:=[.H20]/[.C20]" office:value-type="float" office:value="1.22847628330084" calcext:value-type="float">
            <text:p>1.23</text:p>
          </table:table-cell>
          <table:table-cell table:formula="of:=[.J20]/[.C20]" office:value-type="float" office:value="2.04746047216807" calcext:value-type="float">
            <text:p>2.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1]/3.6" office:value-type="float" office:value="15.2777777777778" calcext:value-type="float">
            <text:p>15.28</text:p>
          </table:table-cell>
          <table:table-cell office:value-type="float" office:value="28500" calcext:value-type="float">
            <text:p>28500</text:p>
          </table:table-cell>
          <table:table-cell table:formula="of:=[.C21]/1000" office:value-type="float" office:value="28.5" calcext:value-type="float">
            <text:p>28.5</text:p>
          </table:table-cell>
          <table:table-cell table:formula="of:=0.5*[.C21]*[.B21]^2" office:value-type="float" office:value="3326099.53703704" calcext:value-type="float">
            <text:p>3326100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table:formula="of:=[.E21]/[.F21]" office:value-type="float" office:value="22173.9969135802" calcext:value-type="float">
            <text:p>22174</text:p>
          </table:table-cell>
          <table:table-cell table:formula="of:=[.H21]/1000" office:value-type="float" office:value="22.1739969135802" calcext:value-type="float">
            <text:p>22</text:p>
          </table:table-cell>
          <table:table-cell table:formula="of:=[.E21]/[.G21]" office:value-type="float" office:value="36550.5443630444" calcext:value-type="float">
            <text:p>36551</text:p>
          </table:table-cell>
          <table:table-cell table:formula="of:=[.H21]/[.C21]" office:value-type="float" office:value="0.778034979423868" calcext:value-type="float">
            <text:p>0.78</text:p>
          </table:table-cell>
          <table:table-cell table:formula="of:=[.J21]/[.C21]" office:value-type="float" office:value="1.28247524080857" calcext:value-type="float">
            <text:p>1.28</text:p>
          </table:table-cell>
        </table:table-row>
        <table:table-row table:style-name="ro1">
          <table:table-cell table:number-columns-repeated="3"/>
          <table:table-cell table:formula="of:=[.C22]/1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H14:.H21] )" office:value-type="float" office:value="24912.9557590964" calcext:value-type="float">
            <text:p>24913</text:p>
          </table:table-cell>
          <table:table-cell table:formula="of:=[.H22]/1000" office:value-type="float" office:value="24.9129557590964" calcext:value-type="float">
            <text:p>25</text:p>
          </table:table-cell>
          <table:table-cell table:formula="of:=AVERAGE([.J14:.J21] )" office:value-type="float" office:value="39272.2127482057" calcext:value-type="float">
            <text:p>39272</text:p>
          </table:table-cell>
          <table:table-cell table:formula="of:=AVERAGE([.K14:.K21] )" office:value-type="float" office:value="1.16091570581225" calcext:value-type="float">
            <text:p>1.16</text:p>
          </table:table-cell>
          <table:table-cell table:formula="of:=AVERAGE([.L14:.L21] )" office:value-type="float" office:value="1.82763759179616" calcext:value-type="float">
            <text:p>1.83</text:p>
          </table:table-cell>
        </table:table-row>
        <table:table-row table:style-name="ro1">
          <table:table-cell office:value-type="string" calcext:value-type="string">
            <text:p>speed (km/h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weight (kg)</text:p>
          </table:table-cell>
          <table:table-cell/>
          <table:table-cell office:value-type="string" calcext:value-type="string">
            <text:p>kinetic energy (J)</text:p>
          </table:table-cell>
          <table:table-cell office:value-type="string" calcext:value-type="string">
            <text:p>normal brake distance (m)</text:p>
          </table:table-cell>
          <table:table-cell office:value-type="string" calcext:value-type="string">
            <text:p>emergency brake</text:p>
          </table:table-cell>
          <table:table-cell office:value-type="string" calcext:value-type="string">
            <text:p>braking force normal (N)</text:p>
          </table:table-cell>
          <table:table-cell/>
          <table:table-cell office:value-type="string" calcext:value-type="string">
            <text:p>braking force emergency</text:p>
          </table:table-cell>
          <table:table-cell office:value-type="string" calcext:value-type="string">
            <text:p>Decceleration (m/s^2)</text:p>
          </table:table-cell>
          <table:table-cell office:value-type="string" calcext:value-type="string">
            <text:p>emergency decceleration</text:p>
          </table:table-cell>
        </table:table-row>
        <table:table-row table:style-name="ro1">
          <table:table-cell office:value-type="string" calcext:value-type="string">
            <text:p>KT8D5, produced in 1986–1993, articulated 3 parts, 4 bogies, 8 axles, 8 engines 45 kW each, 600 V overhead catenary, disc brakes, emergency magnetic brake, braking by engine</text:p>
          </table:table-cell>
          <table:table-cell table:number-columns-repeated="2"/>
          <table:table-cell table:formula="of:=[.C24]/1000" office:value-type="float" office:value="0" calcext:value-type="float">
            <text:p>0</text:p>
          </table:table-cell>
          <table:table-cell table:number-columns-repeated="4"/>
          <table:table-cell table:formula="of:=[.H24]/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5]/3.6" office:value-type="float" office:value="4.16666666666667" calcext:value-type="float">
            <text:p>4.17</text:p>
          </table:table-cell>
          <table:table-cell office:value-type="float" office:value="38000" calcext:value-type="float">
            <text:p>38000</text:p>
          </table:table-cell>
          <table:table-cell table:formula="of:=[.C25]/1000" office:value-type="float" office:value="38" calcext:value-type="float">
            <text:p>38</text:p>
          </table:table-cell>
          <table:table-cell table:formula="of:=0.5*[.C25]*[.B25]^2" office:value-type="float" office:value="329861.111111111" calcext:value-type="float">
            <text:p>3298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25]/[.F25]" office:value-type="float" office:value="65972.2222222222" calcext:value-type="float">
            <text:p>65972</text:p>
          </table:table-cell>
          <table:table-cell table:formula="of:=[.H25]/1000" office:value-type="float" office:value="65.9722222222222" calcext:value-type="float">
            <text:p>66</text:p>
          </table:table-cell>
          <table:table-cell table:formula="of:=[.E25]/[.G25]" office:value-type="float" office:value="164930.555555556" calcext:value-type="float">
            <text:p>164931</text:p>
          </table:table-cell>
          <table:table-cell table:formula="of:=[.H25]/[.C25]" office:value-type="float" office:value="1.73611111111111" calcext:value-type="float">
            <text:p>1.74</text:p>
          </table:table-cell>
          <table:table-cell table:formula="of:=[.J25]/[.C25]" office:value-type="float" office:value="4.34027777777778" calcext:value-type="float">
            <text:p>4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6]/3.6" office:value-type="float" office:value="4.16666666666667" calcext:value-type="float">
            <text:p>4.17</text:p>
          </table:table-cell>
          <table:table-cell office:value-type="float" office:value="61550" calcext:value-type="float">
            <text:p>61550</text:p>
          </table:table-cell>
          <table:table-cell table:formula="of:=[.C26]/1000" office:value-type="float" office:value="61.55" calcext:value-type="float">
            <text:p>61.55</text:p>
          </table:table-cell>
          <table:table-cell table:formula="of:=0.5*[.C26]*[.B26]^2" office:value-type="float" office:value="534288.194444444" calcext:value-type="float">
            <text:p>5342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26]/[.F26]" office:value-type="float" office:value="66786.0243055556" calcext:value-type="float">
            <text:p>66786</text:p>
          </table:table-cell>
          <table:table-cell table:formula="of:=[.H26]/1000" office:value-type="float" office:value="66.7860243055556" calcext:value-type="float">
            <text:p>67</text:p>
          </table:table-cell>
          <table:table-cell table:formula="of:=[.E26]/[.G26]" office:value-type="float" office:value="133572.048611111" calcext:value-type="float">
            <text:p>133572</text:p>
          </table:table-cell>
          <table:table-cell table:formula="of:=[.H26]/[.C26]" office:value-type="float" office:value="1.08506944444444" calcext:value-type="float">
            <text:p>1.09</text:p>
          </table:table-cell>
          <table:table-cell table:formula="of:=[.J26]/[.C26]" office:value-type="float" office:value="2.17013888888889" calcext:value-type="float">
            <text:p>2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3.6" office:value-type="float" office:value="6.94444444444444" calcext:value-type="float">
            <text:p>6.94</text:p>
          </table:table-cell>
          <table:table-cell office:value-type="float" office:value="38000" calcext:value-type="float">
            <text:p>38000</text:p>
          </table:table-cell>
          <table:table-cell table:formula="of:=[.C27]/1000" office:value-type="float" office:value="38" calcext:value-type="float">
            <text:p>38</text:p>
          </table:table-cell>
          <table:table-cell table:formula="of:=0.5*[.C27]*[.B27]^2" office:value-type="float" office:value="916280.864197531" calcext:value-type="float">
            <text:p>9162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27]/[.F27]" office:value-type="float" office:value="61085.3909465021" calcext:value-type="float">
            <text:p>61085</text:p>
          </table:table-cell>
          <table:table-cell table:formula="of:=[.H27]/1000" office:value-type="float" office:value="61.0853909465021" calcext:value-type="float">
            <text:p>61</text:p>
          </table:table-cell>
          <table:table-cell table:formula="of:=[.E27]/[.G27]" office:value-type="float" office:value="114535.108024691" calcext:value-type="float">
            <text:p>114535</text:p>
          </table:table-cell>
          <table:table-cell table:formula="of:=[.H27]/[.C27]" office:value-type="float" office:value="1.60751028806584" calcext:value-type="float">
            <text:p>1.61</text:p>
          </table:table-cell>
          <table:table-cell table:formula="of:=[.J27]/[.C27]" office:value-type="float" office:value="3.01408179012346" calcext:value-type="float">
            <text:p>3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/3.6" office:value-type="float" office:value="6.94444444444444" calcext:value-type="float">
            <text:p>6.94</text:p>
          </table:table-cell>
          <table:table-cell office:value-type="float" office:value="61550" calcext:value-type="float">
            <text:p>61550</text:p>
          </table:table-cell>
          <table:table-cell table:formula="of:=[.C28]/1000" office:value-type="float" office:value="61.55" calcext:value-type="float">
            <text:p>61.55</text:p>
          </table:table-cell>
          <table:table-cell table:formula="of:=0.5*[.C28]*[.B28]^2" office:value-type="float" office:value="1484133.87345679" calcext:value-type="float">
            <text:p>148413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E28]/[.F28]" office:value-type="float" office:value="61838.9113940329" calcext:value-type="float">
            <text:p>61839</text:p>
          </table:table-cell>
          <table:table-cell table:formula="of:=[.H28]/1000" office:value-type="float" office:value="61.8389113940329" calcext:value-type="float">
            <text:p>62</text:p>
          </table:table-cell>
          <table:table-cell table:formula="of:=[.E28]/[.G28]" office:value-type="float" office:value="123677.822788066" calcext:value-type="float">
            <text:p>123678</text:p>
          </table:table-cell>
          <table:table-cell table:formula="of:=[.H28]/[.C28]" office:value-type="float" office:value="1.00469393004115" calcext:value-type="float">
            <text:p>1.00</text:p>
          </table:table-cell>
          <table:table-cell table:formula="of:=[.J28]/[.C28]" office:value-type="float" office:value="2.0093878600823" calcext:value-type="float">
            <text:p>2.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9]/3.6" office:value-type="float" office:value="11.1111111111111" calcext:value-type="float">
            <text:p>11.11</text:p>
          </table:table-cell>
          <table:table-cell office:value-type="float" office:value="38000" calcext:value-type="float">
            <text:p>38000</text:p>
          </table:table-cell>
          <table:table-cell table:formula="of:=[.C29]/1000" office:value-type="float" office:value="38" calcext:value-type="float">
            <text:p>38</text:p>
          </table:table-cell>
          <table:table-cell table:formula="of:=0.5*[.C29]*[.B29]^2" office:value-type="float" office:value="2345679.01234568" calcext:value-type="float">
            <text:p>2345679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E29]/[.F29]" office:value-type="float" office:value="58641.975308642" calcext:value-type="float">
            <text:p>58642</text:p>
          </table:table-cell>
          <table:table-cell table:formula="of:=[.H29]/1000" office:value-type="float" office:value="58.641975308642" calcext:value-type="float">
            <text:p>59</text:p>
          </table:table-cell>
          <table:table-cell table:formula="of:=[.E29]/[.G29]" office:value-type="float" office:value="101986.04401503" calcext:value-type="float">
            <text:p>101986</text:p>
          </table:table-cell>
          <table:table-cell table:formula="of:=[.H29]/[.C29]" office:value-type="float" office:value="1.54320987654321" calcext:value-type="float">
            <text:p>1.54</text:p>
          </table:table-cell>
          <table:table-cell table:formula="of:=[.J29]/[.C29]" office:value-type="float" office:value="2.68384326355341" calcext:value-type="float">
            <text:p>2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0]/3.6" office:value-type="float" office:value="11.1111111111111" calcext:value-type="float">
            <text:p>11.11</text:p>
          </table:table-cell>
          <table:table-cell office:value-type="float" office:value="61550" calcext:value-type="float">
            <text:p>61550</text:p>
          </table:table-cell>
          <table:table-cell table:formula="of:=[.C30]/1000" office:value-type="float" office:value="61.55" calcext:value-type="float">
            <text:p>61.55</text:p>
          </table:table-cell>
          <table:table-cell table:formula="of:=0.5*[.C30]*[.B30]^2" office:value-type="float" office:value="3799382.71604938" calcext:value-type="float">
            <text:p>379938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E30]/[.F30]" office:value-type="float" office:value="57566.404788627" calcext:value-type="float">
            <text:p>57566</text:p>
          </table:table-cell>
          <table:table-cell table:formula="of:=[.H30]/1000" office:value-type="float" office:value="57.566404788627" calcext:value-type="float">
            <text:p>58</text:p>
          </table:table-cell>
          <table:table-cell table:formula="of:=[.E30]/[.G30]" office:value-type="float" office:value="108553.791887125" calcext:value-type="float">
            <text:p>108554</text:p>
          </table:table-cell>
          <table:table-cell table:formula="of:=[.H30]/[.C30]" office:value-type="float" office:value="0.935278713056491" calcext:value-type="float">
            <text:p>0.94</text:p>
          </table:table-cell>
          <table:table-cell table:formula="of:=[.J30]/[.C30]" office:value-type="float" office:value="1.7636684303351" calcext:value-type="float">
            <text:p>1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1]/3.6" office:value-type="float" office:value="15.2777777777778" calcext:value-type="float">
            <text:p>15.28</text:p>
          </table:table-cell>
          <table:table-cell office:value-type="float" office:value="38000" calcext:value-type="float">
            <text:p>38000</text:p>
          </table:table-cell>
          <table:table-cell table:formula="of:=[.C31]/1000" office:value-type="float" office:value="38" calcext:value-type="float">
            <text:p>38</text:p>
          </table:table-cell>
          <table:table-cell table:formula="of:=0.5*[.C31]*[.B31]^2" office:value-type="float" office:value="4434799.38271605" calcext:value-type="float">
            <text:p>4434799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formula="of:=[.E31]/[.F31]" office:value-type="float" office:value="52174.1103848947" calcext:value-type="float">
            <text:p>52174</text:p>
          </table:table-cell>
          <table:table-cell table:formula="of:=[.H31]/1000" office:value-type="float" office:value="52.1741103848947" calcext:value-type="float">
            <text:p>52</text:p>
          </table:table-cell>
          <table:table-cell table:formula="of:=[.E31]/[.G31]" office:value-type="float" office:value="92391.6538065843" calcext:value-type="float">
            <text:p>92392</text:p>
          </table:table-cell>
          <table:table-cell table:formula="of:=[.H31]/[.C31]" office:value-type="float" office:value="1.37300290486565" calcext:value-type="float">
            <text:p>1.37</text:p>
          </table:table-cell>
          <table:table-cell table:formula="of:=[.J31]/[.C31]" office:value-type="float" office:value="2.43135931069959" calcext:value-type="float">
            <text:p>2.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2]/3.6" office:value-type="float" office:value="15.2777777777778" calcext:value-type="float">
            <text:p>15.28</text:p>
          </table:table-cell>
          <table:table-cell office:value-type="float" office:value="61550" calcext:value-type="float">
            <text:p>61550</text:p>
          </table:table-cell>
          <table:table-cell table:formula="of:=[.C32]/1000" office:value-type="float" office:value="61.55" calcext:value-type="float">
            <text:p>61.55</text:p>
          </table:table-cell>
          <table:table-cell table:formula="of:=0.5*[.C32]*[.B32]^2" office:value-type="float" office:value="7183207.94753086" calcext:value-type="float">
            <text:p>7183208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table:formula="of:=[.E32]/[.F32]" office:value-type="float" office:value="54009.0823122621" calcext:value-type="float">
            <text:p>54009</text:p>
          </table:table-cell>
          <table:table-cell table:formula="of:=[.H32]/1000" office:value-type="float" office:value="54.0090823122621" calcext:value-type="float">
            <text:p>54</text:p>
          </table:table-cell>
          <table:table-cell table:formula="of:=[.E32]/[.G32]" office:value-type="float" office:value="95776.1059670782" calcext:value-type="float">
            <text:p>95776</text:p>
          </table:table-cell>
          <table:table-cell table:formula="of:=[.H32]/[.C32]" office:value-type="float" office:value="0.877483059500603" calcext:value-type="float">
            <text:p>0.88</text:p>
          </table:table-cell>
          <table:table-cell table:formula="of:=[.J32]/[.C32]" office:value-type="float" office:value="1.55606995884774" calcext:value-type="float">
            <text:p>1.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AVERAGE([.H25:.H32] )" office:value-type="float" office:value="59759.2652078423" calcext:value-type="float">
            <text:p>59759</text:p>
          </table:table-cell>
          <table:table-cell table:formula="of:=[.H33]/1000" office:value-type="float" office:value="59.7592652078423" calcext:value-type="float">
            <text:p>60</text:p>
          </table:table-cell>
          <table:table-cell table:formula="of:=AVERAGE([.J25:.J32] )" office:value-type="float" office:value="116927.891331905" calcext:value-type="float">
            <text:p>116928</text:p>
          </table:table-cell>
          <table:table-cell table:formula="of:=AVERAGE([.K25:.K32] )" office:value-type="float" office:value="1.27029491595356" calcext:value-type="float">
            <text:p>1.27</text:p>
          </table:table-cell>
          <table:table-cell table:formula="of:=AVERAGE([.L25:.L32] )" office:value-type="float" office:value="2.49610341003853" calcext:value-type="float">
            <text:p>2.50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1:24:22.33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9:29:41.833723893</meta:creation-date>
    <dc:date>2016-06-25T21:26:53.264000000</dc:date>
    <meta:editing-duration>PT8H14M51S</meta:editing-duration>
    <meta:editing-cycles>19</meta:editing-cycles>
    <meta:generator>LibreOffice/5.0.6.3$Windows_x86 LibreOffice_project/490fc03b25318460cfc54456516ea2519c11d1aa</meta:generator>
    <dc:creator>James Petts</dc:creator>
    <meta:document-statistic meta:table-count="2" meta:cell-count="1538" meta:object-count="0"/>
  </office:meta>
</office:document-meta>
</file>